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85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231.56pt"/>
    </style:style>
    <style:style style:name="co16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</table:table>
      <table:table table:name="Pivot Table_train_1" table:style-name="ta1">
        <table:table-column table:style-name="co14" table:default-cell-style-name="ce4"/>
        <table:table-column table:style-name="co15" table:default-cell-style-name="ce10"/>
        <table:table-column table:style-name="co16" table:default-cell-style-name="ce16"/>
        <table:table-row table:style-name="ro1">
          <table:table-cell table:style-name="Default" table:number-columns-repeated="3"/>
        </table:table-row>
        <table:table-row table:style-name="ro1">
          <table:table-cell table:style-name="Pivot_20_Table_20_Field" office:value-type="string" calcext:value-type="string">
            <text:p>Sex</text:p>
          </table:table-cell>
          <table:table-cell table:style-name="ce6" office:value-type="string" calcext:value-type="string">
            <text:p>- all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Ticket</text:p>
          </table:table-cell>
          <table:table-cell table:style-name="ce8" office:value-type="string" calcext:value-type="string">
            <text:p>Average - Survived</text:p>
          </table:table-cell>
          <table:table-cell table:style-name="ce14" office:value-type="string" calcext:value-type="string">
            <text:p>Count - PassengerId</text:p>
          </table:table-cell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8" calcext:value-type="float">
            <text:p>116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52" calcext:value-type="float">
            <text:p>11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5" calcext:value-type="float">
            <text:p>117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5" calcext:value-type="float">
            <text:p>117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69" calcext:value-type="float">
            <text:p>117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4" calcext:value-type="float">
            <text:p>117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13" calcext:value-type="float">
            <text:p>118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9" calcext:value-type="float">
            <text:p>127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3" calcext:value-type="float">
            <text:p>13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14" calcext:value-type="float">
            <text:p>13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2" calcext:value-type="float">
            <text:p>135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07" calcext:value-type="float">
            <text:p>1350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09" calcext:value-type="float">
            <text:p>13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7" calcext:value-type="float">
            <text:p>135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73" calcext:value-type="float">
            <text:p>14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66" calcext:value-type="float">
            <text:p>169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88" calcext:value-type="float">
            <text:p>169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21" calcext:value-type="float">
            <text:p>1742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53" calcext:value-type="float">
            <text:p>174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63" calcext:value-type="float">
            <text:p>17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64" calcext:value-type="float">
            <text:p>17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65" calcext:value-type="float">
            <text:p>174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66" calcext:value-type="float">
            <text:p>17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4" calcext:value-type="float">
            <text:p>17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7" calcext:value-type="float">
            <text:p>1987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28" calcext:value-type="float">
            <text:p>1992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3" calcext:value-type="float">
            <text:p>19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47" calcext:value-type="float">
            <text:p>19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52" calcext:value-type="float">
            <text:p>199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8" calcext:value-type="float">
            <text:p>199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6" calcext:value-type="float">
            <text:p>19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07" calcext:value-type="float">
            <text:p>26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42" calcext:value-type="float">
            <text:p>270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67" calcext:value-type="float">
            <text:p>27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49" calcext:value-type="float">
            <text:p>278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34" calcext:value-type="float">
            <text:p>28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13" calcext:value-type="float">
            <text:p>28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0" calcext:value-type="float">
            <text:p>28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28" calcext:value-type="float">
            <text:p>28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03" calcext:value-type="float">
            <text:p>284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24" calcext:value-type="float">
            <text:p>28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25" calcext:value-type="float">
            <text:p>28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51" calcext:value-type="float">
            <text:p>28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4" calcext:value-type="float">
            <text:p>28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65" calcext:value-type="float">
            <text:p>28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11" calcext:value-type="float">
            <text:p>29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3" calcext:value-type="float">
            <text:p>29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5" calcext:value-type="float">
            <text:p>29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6" calcext:value-type="float">
            <text:p>29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108" calcext:value-type="float">
            <text:p>29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51" calcext:value-type="float">
            <text:p>29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18" calcext:value-type="float">
            <text:p>31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38" calcext:value-type="float">
            <text:p>336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18" calcext:value-type="float">
            <text:p>34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73" calcext:value-type="float">
            <text:p>3527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81" calcext:value-type="float">
            <text:p>35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51" calcext:value-type="float">
            <text:p>358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52" calcext:value-type="float">
            <text:p>358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09" calcext:value-type="float">
            <text:p>36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68" calcext:value-type="float">
            <text:p>36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65" calcext:value-type="float">
            <text:p>36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66" calcext:value-type="float">
            <text:p>36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28" calcext:value-type="float">
            <text:p>369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47" calcext:value-type="float">
            <text:p>369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63" calcext:value-type="float">
            <text:p>36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67" calcext:value-type="float">
            <text:p>36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73" calcext:value-type="float">
            <text:p>3697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36" calcext:value-type="float">
            <text:p>546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03" calcext:value-type="float">
            <text:p>65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04" calcext:value-type="float">
            <text:p>65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06" calcext:value-type="float">
            <text:p>65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52" calcext:value-type="float">
            <text:p>110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413" calcext:value-type="float">
            <text:p>11041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465" calcext:value-type="float">
            <text:p>1104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64" calcext:value-type="float">
            <text:p>1105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13" calcext:value-type="float">
            <text:p>1108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40" calcext:value-type="float">
            <text:p>111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20" calcext:value-type="float">
            <text:p>111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61" calcext:value-type="float">
            <text:p>1113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369" calcext:value-type="float">
            <text:p>111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26" calcext:value-type="float">
            <text:p>1114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27" calcext:value-type="float">
            <text:p>111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28" calcext:value-type="float">
            <text:p>1114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3" calcext:value-type="float">
            <text:p>1120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77" calcext:value-type="float">
            <text:p>1122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79" calcext:value-type="float">
            <text:p>112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28" calcext:value-type="float">
            <text:p>113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43" calcext:value-type="float">
            <text:p>1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0" calcext:value-type="float">
            <text:p>113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1" calcext:value-type="float">
            <text:p>113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5" calcext:value-type="float">
            <text:p>1130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6" calcext:value-type="float">
            <text:p>113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9" calcext:value-type="float">
            <text:p>113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01" calcext:value-type="float">
            <text:p>113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03" calcext:value-type="float">
            <text:p>113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05" calcext:value-type="float">
            <text:p>113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509" calcext:value-type="float">
            <text:p>113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10" calcext:value-type="float">
            <text:p>113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14" calcext:value-type="float">
            <text:p>113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572" calcext:value-type="float">
            <text:p>1135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60" calcext:value-type="float">
            <text:p>1137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767" calcext:value-type="float">
            <text:p>113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73" calcext:value-type="float">
            <text:p>113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76" calcext:value-type="float">
            <text:p>11377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81" calcext:value-type="float">
            <text:p>11378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783" calcext:value-type="float">
            <text:p>1137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84" calcext:value-type="float">
            <text:p>113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86" calcext:value-type="float">
            <text:p>1137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87" calcext:value-type="float">
            <text:p>1137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88" calcext:value-type="float">
            <text:p>113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89" calcext:value-type="float">
            <text:p>11378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92" calcext:value-type="float">
            <text:p>113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94" calcext:value-type="float">
            <text:p>113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96" calcext:value-type="float">
            <text:p>113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798" calcext:value-type="float">
            <text:p>1137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00" calcext:value-type="float">
            <text:p>11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03" calcext:value-type="float">
            <text:p>11380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04" calcext:value-type="float">
            <text:p>113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806" calcext:value-type="float">
            <text:p>1138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07" calcext:value-type="float">
            <text:p>113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536" calcext:value-type="float">
            <text:p>211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629" calcext:value-type="float">
            <text:p>218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533" calcext:value-type="float">
            <text:p>219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367" calcext:value-type="float">
            <text:p>220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845" calcext:value-type="float">
            <text:p>2208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596" calcext:value-type="float">
            <text:p>2235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593" calcext:value-type="float">
            <text:p>226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875" calcext:value-type="float">
            <text:p>226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414" calcext:value-type="float">
            <text:p>2284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236" calcext:value-type="float">
            <text:p>229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80" calcext:value-type="float">
            <text:p>23008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136" calcext:value-type="float">
            <text:p>2301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433" calcext:value-type="float">
            <text:p>230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434" calcext:value-type="float">
            <text:p>2304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919" calcext:value-type="float">
            <text:p>2319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945" calcext:value-type="float">
            <text:p>2319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639" calcext:value-type="float">
            <text:p>233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66" calcext:value-type="float">
            <text:p>2338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60" calcext:value-type="float">
            <text:p>2343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604" calcext:value-type="float">
            <text:p>2346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686" calcext:value-type="float">
            <text:p>234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818" calcext:value-type="float">
            <text:p>2348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171" calcext:value-type="float">
            <text:p>236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852" calcext:value-type="float">
            <text:p>2368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853" calcext:value-type="float">
            <text:p>236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442" calcext:value-type="float">
            <text:p>237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565" calcext:value-type="float">
            <text:p>237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68" calcext:value-type="float">
            <text:p>237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671" calcext:value-type="float">
            <text:p>237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36" calcext:value-type="float">
            <text:p>23773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789" calcext:value-type="float">
            <text:p>2377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798" calcext:value-type="float">
            <text:p>2377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865" calcext:value-type="float">
            <text:p>239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929" calcext:value-type="float">
            <text:p>240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847" calcext:value-type="float">
            <text:p>24384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880" calcext:value-type="float">
            <text:p>2438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252" calcext:value-type="float">
            <text:p>2442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270" calcext:value-type="float">
            <text:p>2442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278" calcext:value-type="float">
            <text:p>244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10" calcext:value-type="float">
            <text:p>244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58" calcext:value-type="float">
            <text:p>244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61" calcext:value-type="float">
            <text:p>244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67" calcext:value-type="float">
            <text:p>2443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373" calcext:value-type="float">
            <text:p>2443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698" calcext:value-type="float">
            <text:p>248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06" calcext:value-type="float">
            <text:p>248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23" calcext:value-type="float">
            <text:p>248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27" calcext:value-type="float">
            <text:p>24872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731" calcext:value-type="float">
            <text:p>248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33" calcext:value-type="float">
            <text:p>2487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38" calcext:value-type="float">
            <text:p>2487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740" calcext:value-type="float">
            <text:p>248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47" calcext:value-type="float">
            <text:p>248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43" calcext:value-type="float">
            <text:p>2506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44" calcext:value-type="float">
            <text:p>250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646" calcext:value-type="float">
            <text:p>250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47" calcext:value-type="float">
            <text:p>2506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648" calcext:value-type="float">
            <text:p>2506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49" calcext:value-type="float">
            <text:p>250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651" calcext:value-type="float">
            <text:p>250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52" calcext:value-type="float">
            <text:p>250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53" calcext:value-type="float">
            <text:p>250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55" calcext:value-type="float">
            <text:p>25065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991" calcext:value-type="float">
            <text:p>3129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992" calcext:value-type="float">
            <text:p>312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993" calcext:value-type="float">
            <text:p>312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37" calcext:value-type="float">
            <text:p>315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82" calcext:value-type="float">
            <text:p>315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84" calcext:value-type="float">
            <text:p>315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86" calcext:value-type="float">
            <text:p>315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88" calcext:value-type="float">
            <text:p>3150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89" calcext:value-type="float">
            <text:p>3150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0" calcext:value-type="float">
            <text:p>315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3" calcext:value-type="float">
            <text:p>315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4" calcext:value-type="float">
            <text:p>315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6" calcext:value-type="float">
            <text:p>315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7" calcext:value-type="float">
            <text:p>315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098" calcext:value-type="float">
            <text:p>315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151" calcext:value-type="float">
            <text:p>315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153" calcext:value-type="float">
            <text:p>315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592" calcext:value-type="float">
            <text:p>323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951" calcext:value-type="float">
            <text:p>323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669" calcext:value-type="float">
            <text:p>324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877" calcext:value-type="float">
            <text:p>3308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09" calcext:value-type="float">
            <text:p>33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19" calcext:value-type="float">
            <text:p>3309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23" calcext:value-type="float">
            <text:p>3309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31" calcext:value-type="float">
            <text:p>3309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32" calcext:value-type="float">
            <text:p>3309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35" calcext:value-type="float">
            <text:p>330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58" calcext:value-type="float">
            <text:p>3309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59" calcext:value-type="float">
            <text:p>3309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79" calcext:value-type="float">
            <text:p>330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80" calcext:value-type="float">
            <text:p>3309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912" calcext:value-type="float">
            <text:p>334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097" calcext:value-type="float">
            <text:p>335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677" calcext:value-type="float">
            <text:p>335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439" calcext:value-type="float">
            <text:p>336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826" calcext:value-type="float">
            <text:p>341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826" calcext:value-type="float">
            <text:p>342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095" calcext:value-type="float">
            <text:p>343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120" calcext:value-type="float">
            <text:p>3431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275" calcext:value-type="float">
            <text:p>343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276" calcext:value-type="float">
            <text:p>343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364" calcext:value-type="float">
            <text:p>345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572" calcext:value-type="float">
            <text:p>345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63" calcext:value-type="float">
            <text:p>3457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64" calcext:value-type="float">
            <text:p>3457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765" calcext:value-type="float">
            <text:p>345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67" calcext:value-type="float">
            <text:p>345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69" calcext:value-type="float">
            <text:p>345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70" calcext:value-type="float">
            <text:p>3457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73" calcext:value-type="float">
            <text:p>345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774" calcext:value-type="float">
            <text:p>3457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77" calcext:value-type="float">
            <text:p>345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78" calcext:value-type="float">
            <text:p>345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79" calcext:value-type="float">
            <text:p>3457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80" calcext:value-type="float">
            <text:p>345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81" calcext:value-type="float">
            <text:p>345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783" calcext:value-type="float">
            <text:p>345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54" calcext:value-type="float">
            <text:p>3470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060" calcext:value-type="float">
            <text:p>347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1" calcext:value-type="float">
            <text:p>347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2" calcext:value-type="float">
            <text:p>347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3" calcext:value-type="float">
            <text:p>347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4" calcext:value-type="float">
            <text:p>347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7" calcext:value-type="float">
            <text:p>3470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8" calcext:value-type="float">
            <text:p>347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69" calcext:value-type="float">
            <text:p>347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71" calcext:value-type="float">
            <text:p>3470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73" calcext:value-type="float">
            <text:p>347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74" calcext:value-type="float">
            <text:p>347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76" calcext:value-type="float">
            <text:p>347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77" calcext:value-type="float">
            <text:p>347077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078" calcext:value-type="float">
            <text:p>347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80" calcext:value-type="float">
            <text:p>3470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081" calcext:value-type="float">
            <text:p>3470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82" calcext:value-type="float">
            <text:p>3470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7083" calcext:value-type="float">
            <text:p>3470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85" calcext:value-type="float">
            <text:p>347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87" calcext:value-type="float">
            <text:p>347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088" calcext:value-type="float">
            <text:p>3470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089" calcext:value-type="float">
            <text:p>3470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64" calcext:value-type="float">
            <text:p>347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66" calcext:value-type="float">
            <text:p>347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68" calcext:value-type="float">
            <text:p>347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470" calcext:value-type="float">
            <text:p>3474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742" calcext:value-type="float">
            <text:p>3477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743" calcext:value-type="float">
            <text:p>347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121" calcext:value-type="float">
            <text:p>348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123" calcext:value-type="float">
            <text:p>348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124" calcext:value-type="float">
            <text:p>348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1" calcext:value-type="float">
            <text:p>349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3" calcext:value-type="float">
            <text:p>349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4" calcext:value-type="float">
            <text:p>349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5" calcext:value-type="float">
            <text:p>34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6" calcext:value-type="float">
            <text:p>349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7" calcext:value-type="float">
            <text:p>349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8" calcext:value-type="float">
            <text:p>349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09" calcext:value-type="float">
            <text:p>349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0" calcext:value-type="float">
            <text:p>349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2" calcext:value-type="float">
            <text:p>349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3" calcext:value-type="float">
            <text:p>349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4" calcext:value-type="float">
            <text:p>349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5" calcext:value-type="float">
            <text:p>349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6" calcext:value-type="float">
            <text:p>349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7" calcext:value-type="float">
            <text:p>349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8" calcext:value-type="float">
            <text:p>349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19" calcext:value-type="float">
            <text:p>349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1" calcext:value-type="float">
            <text:p>349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2" calcext:value-type="float">
            <text:p>349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3" calcext:value-type="float">
            <text:p>349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4" calcext:value-type="float">
            <text:p>349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5" calcext:value-type="float">
            <text:p>349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7" calcext:value-type="float">
            <text:p>349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28" calcext:value-type="float">
            <text:p>349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31" calcext:value-type="float">
            <text:p>34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33" calcext:value-type="float">
            <text:p>349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34" calcext:value-type="float">
            <text:p>349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36" calcext:value-type="float">
            <text:p>349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37" calcext:value-type="float">
            <text:p>349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239" calcext:value-type="float">
            <text:p>349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0" calcext:value-type="float">
            <text:p>349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1" calcext:value-type="float">
            <text:p>349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2" calcext:value-type="float">
            <text:p>349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3" calcext:value-type="float">
            <text:p>349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4" calcext:value-type="float">
            <text:p>349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5" calcext:value-type="float">
            <text:p>349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6" calcext:value-type="float">
            <text:p>349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7" calcext:value-type="float">
            <text:p>349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8" calcext:value-type="float">
            <text:p>349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49" calcext:value-type="float">
            <text:p>349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1" calcext:value-type="float">
            <text:p>349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2" calcext:value-type="float">
            <text:p>349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3" calcext:value-type="float">
            <text:p>349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4" calcext:value-type="float">
            <text:p>349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6" calcext:value-type="float">
            <text:p>3492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57" calcext:value-type="float">
            <text:p>349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909" calcext:value-type="float">
            <text:p>3499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910" calcext:value-type="float">
            <text:p>3499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912" calcext:value-type="float">
            <text:p>349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25" calcext:value-type="float">
            <text:p>350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26" calcext:value-type="float">
            <text:p>350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29" calcext:value-type="float">
            <text:p>35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34" calcext:value-type="float">
            <text:p>3500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35" calcext:value-type="float">
            <text:p>350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36" calcext:value-type="float">
            <text:p>3500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42" calcext:value-type="float">
            <text:p>350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43" calcext:value-type="float">
            <text:p>3500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46" calcext:value-type="float">
            <text:p>3500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47" calcext:value-type="float">
            <text:p>350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48" calcext:value-type="float">
            <text:p>350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50" calcext:value-type="float">
            <text:p>3500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52" calcext:value-type="float">
            <text:p>350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60" calcext:value-type="float">
            <text:p>350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404" calcext:value-type="float">
            <text:p>350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406" calcext:value-type="float">
            <text:p>3504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407" calcext:value-type="float">
            <text:p>350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417" calcext:value-type="float">
            <text:p>350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585" calcext:value-type="float">
            <text:p>3585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316" calcext:value-type="float">
            <text:p>36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291" calcext:value-type="float">
            <text:p>36329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294" calcext:value-type="float">
            <text:p>363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592" calcext:value-type="float">
            <text:p>363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498" calcext:value-type="float">
            <text:p>364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499" calcext:value-type="float">
            <text:p>364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00" calcext:value-type="float">
            <text:p>36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06" calcext:value-type="float">
            <text:p>364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11" calcext:value-type="float">
            <text:p>364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12" calcext:value-type="float">
            <text:p>36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516" calcext:value-type="float">
            <text:p>3645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846" calcext:value-type="float">
            <text:p>364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848" calcext:value-type="float">
            <text:p>364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849" calcext:value-type="float">
            <text:p>364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850" calcext:value-type="float">
            <text:p>3648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851" calcext:value-type="float">
            <text:p>364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222" calcext:value-type="float">
            <text:p>365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226" calcext:value-type="float">
            <text:p>365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226" calcext:value-type="float">
            <text:p>367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228" calcext:value-type="float">
            <text:p>3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229" calcext:value-type="float">
            <text:p>367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230" calcext:value-type="float">
            <text:p>367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231" calcext:value-type="float">
            <text:p>367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232" calcext:value-type="float">
            <text:p>367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655" calcext:value-type="float">
            <text:p>367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323" calcext:value-type="float">
            <text:p>368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703" calcext:value-type="float">
            <text:p>368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129" calcext:value-type="float">
            <text:p>370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365" calcext:value-type="float">
            <text:p>37036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369" calcext:value-type="float">
            <text:p>370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0" calcext:value-type="float">
            <text:p>3703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1" calcext:value-type="float">
            <text:p>370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2" calcext:value-type="float">
            <text:p>370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3" calcext:value-type="float">
            <text:p>3703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5" calcext:value-type="float">
            <text:p>370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6" calcext:value-type="float">
            <text:p>370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77" calcext:value-type="float">
            <text:p>370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060" calcext:value-type="float">
            <text:p>371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110" calcext:value-type="float">
            <text:p>37111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362" calcext:value-type="float">
            <text:p>371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622" calcext:value-type="float">
            <text:p>3726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450" calcext:value-type="float">
            <text:p>3734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746" calcext:value-type="float">
            <text:p>374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887" calcext:value-type="float">
            <text:p>374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910" calcext:value-type="float">
            <text:p>3749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564" calcext:value-type="float">
            <text:p>37656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566" calcext:value-type="float">
            <text:p>376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649" calcext:value-type="float">
            <text:p>382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651" calcext:value-type="float">
            <text:p>3826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652" calcext:value-type="float">
            <text:p>3826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121" calcext:value-type="float">
            <text:p>383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461" calcext:value-type="float">
            <text:p>3844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525" calcext:value-type="float">
            <text:p>3865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91" calcext:value-type="float">
            <text:p>392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92" calcext:value-type="float">
            <text:p>392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096" calcext:value-type="float">
            <text:p>392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140" calcext:value-type="float">
            <text:p>394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64" calcext:value-type="float">
            <text:p>310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65" calcext:value-type="float">
            <text:p>31012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67" calcext:value-type="float">
            <text:p>3101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76" calcext:value-type="float">
            <text:p>3101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77" calcext:value-type="float">
            <text:p>3101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78" calcext:value-type="float">
            <text:p>310127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1281" calcext:value-type="float">
            <text:p>31012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95" calcext:value-type="float">
            <text:p>31012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1296" calcext:value-type="float">
            <text:p>310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298" calcext:value-type="float">
            <text:p>3101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/5. 2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/5. 3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5. 11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5. 18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4 453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4 488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/4. 20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4. 34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4. 398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1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1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1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28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3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35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3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 3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. 104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. 13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. 2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. 33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/5. 3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5. 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/S 2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. 54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17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4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7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7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 70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17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187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231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A. 24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245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267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A. 29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293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29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31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319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.A. 33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3311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A. 335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342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3465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.A. 37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.A. 5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 6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A./SOTON 34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 21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. 23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. 23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.C. 12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C.C. 13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C.C. 13529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.C.C. 135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 265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/PP 338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4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55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5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5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 1758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 17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5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0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6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6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7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 17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757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C 1775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 177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 17760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 1776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 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 95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.C./A.4. 235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C./PARIS 207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.O./P.P. 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.O./P.P. 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O.C. 148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.O.P. 1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P. 3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W./PP 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 1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AH 29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AH 3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AH Basle 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2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/PARIS 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/PARIS 2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/W 1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/C 148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101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920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.Q. 392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2 3101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2 3101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101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1013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92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92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92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920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TON/OQ 392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 2. 3101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2. 3101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2. 310127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N/O2. 3101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2. 31012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/O2. 3101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/PP 7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./C. 14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./C. 14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./C. 6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./C. 6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./C. 6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.E.P. 57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/C 14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/P 5735</text:p>
          </table:table-cell>
          <table:table-cell table:style-name="ce11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0.383838383838384" calcext:value-type="float">
            <text:p>0.3838383838</text:p>
          </table:table-cell>
          <table:table-cell table:style-name="ce18" office:value-type="float" office:value="891" calcext:value-type="float">
            <text:p>891</text:p>
          </table:table-cell>
        </table:table-row>
      </table:table>
      <table:named-expressions/>
      <table:database-ranges>
        <table:database-range table:name="__Anonymous_Sheet_DB__0" table:target-range-address="train.A1:train.L892">
          <table:sort>
            <table:sort-by table:field-number="3" table:data-type="automatic"/>
          </table:sort>
        </table:database-range>
      </table:database-ranges>
      <table:data-pilot-tables>
        <table:data-pilot-table table:name="DataPilot1" table:application-data="" table:target-range-address="'Pivot Table_train_1'.A2:'Pivot Table_train_1'.C687" table:buttons="'Pivot Table_train_1'.A2 'Pivot Table_train_1'.A5 'Pivot Table_train_1'.B4" table:show-filter-button="false" table:drill-down-on-double-click="false">
          <table:source-cell-range table:cell-range-address="train.A1:train.L892"/>
          <table:data-pilot-field table:source-field-name="Sex" table:orientation="page" table:used-hierarchy="0" table:function="auto" loext:ignore-selected-page="true" table:selected-page="female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cket" table:orientation="row" table:used-hierarchy="0" table:function="auto">
            <table:data-pilot-level table:show-empty="false" calcext:repeat-item-labels="false">
              <table:data-pilot-members>
                <table:data-pilot-member table:name="693" table:display="true" table:show-details="true"/>
                <table:data-pilot-member table:name="695" table:display="true" table:show-details="true"/>
                <table:data-pilot-member table:name="1601" table:display="true" table:show-details="true"/>
                <table:data-pilot-member table:name="2003" table:display="true" table:show-details="true"/>
                <table:data-pilot-member table:name="2223" table:display="true" table:show-details="true"/>
                <table:data-pilot-member table:name="2620" table:display="true" table:show-details="true"/>
                <table:data-pilot-member table:name="2623" table:display="true" table:show-details="true"/>
                <table:data-pilot-member table:name="2624" table:display="true" table:show-details="true"/>
                <table:data-pilot-member table:name="2625" table:display="true" table:show-details="true"/>
                <table:data-pilot-member table:name="2626" table:display="true" table:show-details="true"/>
                <table:data-pilot-member table:name="2627" table:display="true" table:show-details="true"/>
                <table:data-pilot-member table:name="2628" table:display="true" table:show-details="true"/>
                <table:data-pilot-member table:name="2629" table:display="true" table:show-details="true"/>
                <table:data-pilot-member table:name="2631" table:display="true" table:show-details="true"/>
                <table:data-pilot-member table:name="2641" table:display="true" table:show-details="true"/>
                <table:data-pilot-member table:name="2647" table:display="true" table:show-details="true"/>
                <table:data-pilot-member table:name="2648" table:display="true" table:show-details="true"/>
                <table:data-pilot-member table:name="2649" table:display="true" table:show-details="true"/>
                <table:data-pilot-member table:name="2650" table:display="true" table:show-details="true"/>
                <table:data-pilot-member table:name="2651" table:display="true" table:show-details="true"/>
                <table:data-pilot-member table:name="2653" table:display="true" table:show-details="true"/>
                <table:data-pilot-member table:name="2659" table:display="true" table:show-details="true"/>
                <table:data-pilot-member table:name="2661" table:display="true" table:show-details="true"/>
                <table:data-pilot-member table:name="2662" table:display="true" table:show-details="true"/>
                <table:data-pilot-member table:name="2663" table:display="true" table:show-details="true"/>
                <table:data-pilot-member table:name="2664" table:display="true" table:show-details="true"/>
                <table:data-pilot-member table:name="2665" table:display="true" table:show-details="true"/>
                <table:data-pilot-member table:name="2666" table:display="true" table:show-details="true"/>
                <table:data-pilot-member table:name="2667" table:display="true" table:show-details="true"/>
                <table:data-pilot-member table:name="2668" table:display="true" table:show-details="true"/>
                <table:data-pilot-member table:name="2669" table:display="true" table:show-details="true"/>
                <table:data-pilot-member table:name="2671" table:display="true" table:show-details="true"/>
                <table:data-pilot-member table:name="2672" table:display="true" table:show-details="true"/>
                <table:data-pilot-member table:name="2674" table:display="true" table:show-details="true"/>
                <table:data-pilot-member table:name="2677" table:display="true" table:show-details="true"/>
                <table:data-pilot-member table:name="2678" table:display="true" table:show-details="true"/>
                <table:data-pilot-member table:name="2680" table:display="true" table:show-details="true"/>
                <table:data-pilot-member table:name="2683" table:display="true" table:show-details="true"/>
                <table:data-pilot-member table:name="2685" table:display="true" table:show-details="true"/>
                <table:data-pilot-member table:name="2686" table:display="true" table:show-details="true"/>
                <table:data-pilot-member table:name="2687" table:display="true" table:show-details="true"/>
                <table:data-pilot-member table:name="2689" table:display="true" table:show-details="true"/>
                <table:data-pilot-member table:name="2690" table:display="true" table:show-details="true"/>
                <table:data-pilot-member table:name="2691" table:display="true" table:show-details="true"/>
                <table:data-pilot-member table:name="2693" table:display="true" table:show-details="true"/>
                <table:data-pilot-member table:name="2694" table:display="true" table:show-details="true"/>
                <table:data-pilot-member table:name="2695" table:display="true" table:show-details="true"/>
                <table:data-pilot-member table:name="2697" table:display="true" table:show-details="true"/>
                <table:data-pilot-member table:name="2699" table:display="true" table:show-details="true"/>
                <table:data-pilot-member table:name="2700" table:display="true" table:show-details="true"/>
                <table:data-pilot-member table:name="2908" table:display="true" table:show-details="true"/>
                <table:data-pilot-member table:name="2926" table:display="true" table:show-details="true"/>
                <table:data-pilot-member table:name="3411" table:display="true" table:show-details="true"/>
                <table:data-pilot-member table:name="3460" table:display="true" table:show-details="true"/>
                <table:data-pilot-member table:name="3474" table:display="true" table:show-details="true"/>
                <table:data-pilot-member table:name="4133" table:display="true" table:show-details="true"/>
                <table:data-pilot-member table:name="4134" table:display="true" table:show-details="true"/>
                <table:data-pilot-member table:name="4135" table:display="true" table:show-details="true"/>
                <table:data-pilot-member table:name="4136" table:display="true" table:show-details="true"/>
                <table:data-pilot-member table:name="4137" table:display="true" table:show-details="true"/>
                <table:data-pilot-member table:name="4138" table:display="true" table:show-details="true"/>
                <table:data-pilot-member table:name="4579" table:display="true" table:show-details="true"/>
                <table:data-pilot-member table:name="5727" table:display="true" table:show-details="true"/>
                <table:data-pilot-member table:name="6563" table:display="true" table:show-details="true"/>
                <table:data-pilot-member table:name="7267" table:display="true" table:show-details="true"/>
                <table:data-pilot-member table:name="7534" table:display="true" table:show-details="true"/>
                <table:data-pilot-member table:name="7540" table:display="true" table:show-details="true"/>
                <table:data-pilot-member table:name="7545" table:display="true" table:show-details="true"/>
                <table:data-pilot-member table:name="7546" table:display="true" table:show-details="true"/>
                <table:data-pilot-member table:name="7552" table:display="true" table:show-details="true"/>
                <table:data-pilot-member table:name="7553" table:display="true" table:show-details="true"/>
                <table:data-pilot-member table:name="7598" table:display="true" table:show-details="true"/>
                <table:data-pilot-member table:name="8471" table:display="true" table:show-details="true"/>
                <table:data-pilot-member table:name="8475" table:display="true" table:show-details="true"/>
                <table:data-pilot-member table:name="9234" table:display="true" table:show-details="true"/>
                <table:data-pilot-member table:name="11668" table:display="true" table:show-details="true"/>
                <table:data-pilot-member table:name="11751" table:display="true" table:show-details="true"/>
                <table:data-pilot-member table:name="11752" table:display="true" table:show-details="true"/>
                <table:data-pilot-member table:name="11753" table:display="true" table:show-details="true"/>
                <table:data-pilot-member table:name="11755" table:display="true" table:show-details="true"/>
                <table:data-pilot-member table:name="11765" table:display="true" table:show-details="true"/>
                <table:data-pilot-member table:name="11767" table:display="true" table:show-details="true"/>
                <table:data-pilot-member table:name="11769" table:display="true" table:show-details="true"/>
                <table:data-pilot-member table:name="11771" table:display="true" table:show-details="true"/>
                <table:data-pilot-member table:name="11774" table:display="true" table:show-details="true"/>
                <table:data-pilot-member table:name="11813" table:display="true" table:show-details="true"/>
                <table:data-pilot-member table:name="11967" table:display="true" table:show-details="true"/>
                <table:data-pilot-member table:name="12233" table:display="true" table:show-details="true"/>
                <table:data-pilot-member table:name="12460" table:display="true" table:show-details="true"/>
                <table:data-pilot-member table:name="12749" table:display="true" table:show-details="true"/>
                <table:data-pilot-member table:name="13049" table:display="true" table:show-details="true"/>
                <table:data-pilot-member table:name="13213" table:display="true" table:show-details="true"/>
                <table:data-pilot-member table:name="13214" table:display="true" table:show-details="true"/>
                <table:data-pilot-member table:name="13502" table:display="true" table:show-details="true"/>
                <table:data-pilot-member table:name="13507" table:display="true" table:show-details="true"/>
                <table:data-pilot-member table:name="13509" table:display="true" table:show-details="true"/>
                <table:data-pilot-member table:name="13567" table:display="true" table:show-details="true"/>
                <table:data-pilot-member table:name="13568" table:display="true" table:show-details="true"/>
                <table:data-pilot-member table:name="14311" table:display="true" table:show-details="true"/>
                <table:data-pilot-member table:name="14312" table:display="true" table:show-details="true"/>
                <table:data-pilot-member table:name="14313" table:display="true" table:show-details="true"/>
                <table:data-pilot-member table:name="14973" table:display="true" table:show-details="true"/>
                <table:data-pilot-member table:name="16966" table:display="true" table:show-details="true"/>
                <table:data-pilot-member table:name="16988" table:display="true" table:show-details="true"/>
                <table:data-pilot-member table:name="17421" table:display="true" table:show-details="true"/>
                <table:data-pilot-member table:name="17453" table:display="true" table:show-details="true"/>
                <table:data-pilot-member table:name="17463" table:display="true" table:show-details="true"/>
                <table:data-pilot-member table:name="17464" table:display="true" table:show-details="true"/>
                <table:data-pilot-member table:name="17465" table:display="true" table:show-details="true"/>
                <table:data-pilot-member table:name="17466" table:display="true" table:show-details="true"/>
                <table:data-pilot-member table:name="17474" table:display="true" table:show-details="true"/>
                <table:data-pilot-member table:name="17764" table:display="true" table:show-details="true"/>
                <table:data-pilot-member table:name="19877" table:display="true" table:show-details="true"/>
                <table:data-pilot-member table:name="19928" table:display="true" table:show-details="true"/>
                <table:data-pilot-member table:name="19943" table:display="true" table:show-details="true"/>
                <table:data-pilot-member table:name="19947" table:display="true" table:show-details="true"/>
                <table:data-pilot-member table:name="19950" table:display="true" table:show-details="true"/>
                <table:data-pilot-member table:name="19952" table:display="true" table:show-details="true"/>
                <table:data-pilot-member table:name="19972" table:display="true" table:show-details="true"/>
                <table:data-pilot-member table:name="19988" table:display="true" table:show-details="true"/>
                <table:data-pilot-member table:name="19996" table:display="true" table:show-details="true"/>
                <table:data-pilot-member table:name="21440" table:display="true" table:show-details="true"/>
                <table:data-pilot-member table:name="24160" table:display="true" table:show-details="true"/>
                <table:data-pilot-member table:name="26360" table:display="true" table:show-details="true"/>
                <table:data-pilot-member table:name="26707" table:display="true" table:show-details="true"/>
                <table:data-pilot-member table:name="27042" table:display="true" table:show-details="true"/>
                <table:data-pilot-member table:name="27267" table:display="true" table:show-details="true"/>
                <table:data-pilot-member table:name="27849" table:display="true" table:show-details="true"/>
                <table:data-pilot-member table:name="28134" table:display="true" table:show-details="true"/>
                <table:data-pilot-member table:name="28206" table:display="true" table:show-details="true"/>
                <table:data-pilot-member table:name="28213" table:display="true" table:show-details="true"/>
                <table:data-pilot-member table:name="28220" table:display="true" table:show-details="true"/>
                <table:data-pilot-member table:name="28228" table:display="true" table:show-details="true"/>
                <table:data-pilot-member table:name="28403" table:display="true" table:show-details="true"/>
                <table:data-pilot-member table:name="28424" table:display="true" table:show-details="true"/>
                <table:data-pilot-member table:name="28425" table:display="true" table:show-details="true"/>
                <table:data-pilot-member table:name="28551" table:display="true" table:show-details="true"/>
                <table:data-pilot-member table:name="28664" table:display="true" table:show-details="true"/>
                <table:data-pilot-member table:name="28665" table:display="true" table:show-details="true"/>
                <table:data-pilot-member table:name="29011" table:display="true" table:show-details="true"/>
                <table:data-pilot-member table:name="29103" table:display="true" table:show-details="true"/>
                <table:data-pilot-member table:name="29104" table:display="true" table:show-details="true"/>
                <table:data-pilot-member table:name="29105" table:display="true" table:show-details="true"/>
                <table:data-pilot-member table:name="29106" table:display="true" table:show-details="true"/>
                <table:data-pilot-member table:name="29108" table:display="true" table:show-details="true"/>
                <table:data-pilot-member table:name="29750" table:display="true" table:show-details="true"/>
                <table:data-pilot-member table:name="29751" table:display="true" table:show-details="true"/>
                <table:data-pilot-member table:name="31027" table:display="true" table:show-details="true"/>
                <table:data-pilot-member table:name="31028" table:display="true" table:show-details="true"/>
                <table:data-pilot-member table:name="31418" table:display="true" table:show-details="true"/>
                <table:data-pilot-member table:name="33638" table:display="true" table:show-details="true"/>
                <table:data-pilot-member table:name="34218" table:display="true" table:show-details="true"/>
                <table:data-pilot-member table:name="35273" table:display="true" table:show-details="true"/>
                <table:data-pilot-member table:name="35281" table:display="true" table:show-details="true"/>
                <table:data-pilot-member table:name="35851" table:display="true" table:show-details="true"/>
                <table:data-pilot-member table:name="35852" table:display="true" table:show-details="true"/>
                <table:data-pilot-member table:name="36209" table:display="true" table:show-details="true"/>
                <table:data-pilot-member table:name="36568" table:display="true" table:show-details="true"/>
                <table:data-pilot-member table:name="36864" table:display="true" table:show-details="true"/>
                <table:data-pilot-member table:name="36865" table:display="true" table:show-details="true"/>
                <table:data-pilot-member table:name="36866" table:display="true" table:show-details="true"/>
                <table:data-pilot-member table:name="36928" table:display="true" table:show-details="true"/>
                <table:data-pilot-member table:name="36947" table:display="true" table:show-details="true"/>
                <table:data-pilot-member table:name="36963" table:display="true" table:show-details="true"/>
                <table:data-pilot-member table:name="36967" table:display="true" table:show-details="true"/>
                <table:data-pilot-member table:name="36973" table:display="true" table:show-details="true"/>
                <table:data-pilot-member table:name="54636" table:display="true" table:show-details="true"/>
                <table:data-pilot-member table:name="65303" table:display="true" table:show-details="true"/>
                <table:data-pilot-member table:name="65304" table:display="true" table:show-details="true"/>
                <table:data-pilot-member table:name="65306" table:display="true" table:show-details="true"/>
                <table:data-pilot-member table:name="110152" table:display="true" table:show-details="true"/>
                <table:data-pilot-member table:name="110413" table:display="true" table:show-details="true"/>
                <table:data-pilot-member table:name="110465" table:display="true" table:show-details="true"/>
                <table:data-pilot-member table:name="110564" table:display="true" table:show-details="true"/>
                <table:data-pilot-member table:name="110813" table:display="true" table:show-details="true"/>
                <table:data-pilot-member table:name="111240" table:display="true" table:show-details="true"/>
                <table:data-pilot-member table:name="111320" table:display="true" table:show-details="true"/>
                <table:data-pilot-member table:name="111361" table:display="true" table:show-details="true"/>
                <table:data-pilot-member table:name="111369" table:display="true" table:show-details="true"/>
                <table:data-pilot-member table:name="111426" table:display="true" table:show-details="true"/>
                <table:data-pilot-member table:name="111427" table:display="true" table:show-details="true"/>
                <table:data-pilot-member table:name="111428" table:display="true" table:show-details="true"/>
                <table:data-pilot-member table:name="112050" table:display="true" table:show-details="true"/>
                <table:data-pilot-member table:name="112052" table:display="true" table:show-details="true"/>
                <table:data-pilot-member table:name="112053" table:display="true" table:show-details="true"/>
                <table:data-pilot-member table:name="112058" table:display="true" table:show-details="true"/>
                <table:data-pilot-member table:name="112059" table:display="true" table:show-details="true"/>
                <table:data-pilot-member table:name="112277" table:display="true" table:show-details="true"/>
                <table:data-pilot-member table:name="112379" table:display="true" table:show-details="true"/>
                <table:data-pilot-member table:name="113028" table:display="true" table:show-details="true"/>
                <table:data-pilot-member table:name="113043" table:display="true" table:show-details="true"/>
                <table:data-pilot-member table:name="113050" table:display="true" table:show-details="true"/>
                <table:data-pilot-member table:name="113051" table:display="true" table:show-details="true"/>
                <table:data-pilot-member table:name="113055" table:display="true" table:show-details="true"/>
                <table:data-pilot-member table:name="113056" table:display="true" table:show-details="true"/>
                <table:data-pilot-member table:name="113059" table:display="true" table:show-details="true"/>
                <table:data-pilot-member table:name="113501" table:display="true" table:show-details="true"/>
                <table:data-pilot-member table:name="113503" table:display="true" table:show-details="true"/>
                <table:data-pilot-member table:name="113505" table:display="true" table:show-details="true"/>
                <table:data-pilot-member table:name="113509" table:display="true" table:show-details="true"/>
                <table:data-pilot-member table:name="113510" table:display="true" table:show-details="true"/>
                <table:data-pilot-member table:name="113514" table:display="true" table:show-details="true"/>
                <table:data-pilot-member table:name="113572" table:display="true" table:show-details="true"/>
                <table:data-pilot-member table:name="113760" table:display="true" table:show-details="true"/>
                <table:data-pilot-member table:name="113767" table:display="true" table:show-details="true"/>
                <table:data-pilot-member table:name="113773" table:display="true" table:show-details="true"/>
                <table:data-pilot-member table:name="113776" table:display="true" table:show-details="true"/>
                <table:data-pilot-member table:name="113781" table:display="true" table:show-details="true"/>
                <table:data-pilot-member table:name="113783" table:display="true" table:show-details="true"/>
                <table:data-pilot-member table:name="113784" table:display="true" table:show-details="true"/>
                <table:data-pilot-member table:name="113786" table:display="true" table:show-details="true"/>
                <table:data-pilot-member table:name="113787" table:display="true" table:show-details="true"/>
                <table:data-pilot-member table:name="113788" table:display="true" table:show-details="true"/>
                <table:data-pilot-member table:name="113789" table:display="true" table:show-details="true"/>
                <table:data-pilot-member table:name="113792" table:display="true" table:show-details="true"/>
                <table:data-pilot-member table:name="113794" table:display="true" table:show-details="true"/>
                <table:data-pilot-member table:name="113796" table:display="true" table:show-details="true"/>
                <table:data-pilot-member table:name="113798" table:display="true" table:show-details="true"/>
                <table:data-pilot-member table:name="113800" table:display="true" table:show-details="true"/>
                <table:data-pilot-member table:name="113803" table:display="true" table:show-details="true"/>
                <table:data-pilot-member table:name="113804" table:display="true" table:show-details="true"/>
                <table:data-pilot-member table:name="113806" table:display="true" table:show-details="true"/>
                <table:data-pilot-member table:name="113807" table:display="true" table:show-details="true"/>
                <table:data-pilot-member table:name="211536" table:display="true" table:show-details="true"/>
                <table:data-pilot-member table:name="218629" table:display="true" table:show-details="true"/>
                <table:data-pilot-member table:name="219533" table:display="true" table:show-details="true"/>
                <table:data-pilot-member table:name="220367" table:display="true" table:show-details="true"/>
                <table:data-pilot-member table:name="220845" table:display="true" table:show-details="true"/>
                <table:data-pilot-member table:name="223596" table:display="true" table:show-details="true"/>
                <table:data-pilot-member table:name="226593" table:display="true" table:show-details="true"/>
                <table:data-pilot-member table:name="226875" table:display="true" table:show-details="true"/>
                <table:data-pilot-member table:name="228414" table:display="true" table:show-details="true"/>
                <table:data-pilot-member table:name="229236" table:display="true" table:show-details="true"/>
                <table:data-pilot-member table:name="230080" table:display="true" table:show-details="true"/>
                <table:data-pilot-member table:name="230136" table:display="true" table:show-details="true"/>
                <table:data-pilot-member table:name="230433" table:display="true" table:show-details="true"/>
                <table:data-pilot-member table:name="230434" table:display="true" table:show-details="true"/>
                <table:data-pilot-member table:name="231919" table:display="true" table:show-details="true"/>
                <table:data-pilot-member table:name="231945" table:display="true" table:show-details="true"/>
                <table:data-pilot-member table:name="233639" table:display="true" table:show-details="true"/>
                <table:data-pilot-member table:name="233866" table:display="true" table:show-details="true"/>
                <table:data-pilot-member table:name="234360" table:display="true" table:show-details="true"/>
                <table:data-pilot-member table:name="234604" table:display="true" table:show-details="true"/>
                <table:data-pilot-member table:name="234686" table:display="true" table:show-details="true"/>
                <table:data-pilot-member table:name="234818" table:display="true" table:show-details="true"/>
                <table:data-pilot-member table:name="236171" table:display="true" table:show-details="true"/>
                <table:data-pilot-member table:name="236852" table:display="true" table:show-details="true"/>
                <table:data-pilot-member table:name="236853" table:display="true" table:show-details="true"/>
                <table:data-pilot-member table:name="237442" table:display="true" table:show-details="true"/>
                <table:data-pilot-member table:name="237565" table:display="true" table:show-details="true"/>
                <table:data-pilot-member table:name="237668" table:display="true" table:show-details="true"/>
                <table:data-pilot-member table:name="237671" table:display="true" table:show-details="true"/>
                <table:data-pilot-member table:name="237736" table:display="true" table:show-details="true"/>
                <table:data-pilot-member table:name="237789" table:display="true" table:show-details="true"/>
                <table:data-pilot-member table:name="237798" table:display="true" table:show-details="true"/>
                <table:data-pilot-member table:name="239853" table:display="true" table:show-details="true"/>
                <table:data-pilot-member table:name="239854" table:display="true" table:show-details="true"/>
                <table:data-pilot-member table:name="239855" table:display="true" table:show-details="true"/>
                <table:data-pilot-member table:name="239856" table:display="true" table:show-details="true"/>
                <table:data-pilot-member table:name="239865" table:display="true" table:show-details="true"/>
                <table:data-pilot-member table:name="240929" table:display="true" table:show-details="true"/>
                <table:data-pilot-member table:name="243847" table:display="true" table:show-details="true"/>
                <table:data-pilot-member table:name="243880" table:display="true" table:show-details="true"/>
                <table:data-pilot-member table:name="244252" table:display="true" table:show-details="true"/>
                <table:data-pilot-member table:name="244270" table:display="true" table:show-details="true"/>
                <table:data-pilot-member table:name="244278" table:display="true" table:show-details="true"/>
                <table:data-pilot-member table:name="244310" table:display="true" table:show-details="true"/>
                <table:data-pilot-member table:name="244358" table:display="true" table:show-details="true"/>
                <table:data-pilot-member table:name="244361" table:display="true" table:show-details="true"/>
                <table:data-pilot-member table:name="244367" table:display="true" table:show-details="true"/>
                <table:data-pilot-member table:name="244373" table:display="true" table:show-details="true"/>
                <table:data-pilot-member table:name="248698" table:display="true" table:show-details="true"/>
                <table:data-pilot-member table:name="248706" table:display="true" table:show-details="true"/>
                <table:data-pilot-member table:name="248723" table:display="true" table:show-details="true"/>
                <table:data-pilot-member table:name="248727" table:display="true" table:show-details="true"/>
                <table:data-pilot-member table:name="248731" table:display="true" table:show-details="true"/>
                <table:data-pilot-member table:name="248733" table:display="true" table:show-details="true"/>
                <table:data-pilot-member table:name="248738" table:display="true" table:show-details="true"/>
                <table:data-pilot-member table:name="248740" table:display="true" table:show-details="true"/>
                <table:data-pilot-member table:name="248747" table:display="true" table:show-details="true"/>
                <table:data-pilot-member table:name="250643" table:display="true" table:show-details="true"/>
                <table:data-pilot-member table:name="250644" table:display="true" table:show-details="true"/>
                <table:data-pilot-member table:name="250646" table:display="true" table:show-details="true"/>
                <table:data-pilot-member table:name="250647" table:display="true" table:show-details="true"/>
                <table:data-pilot-member table:name="250648" table:display="true" table:show-details="true"/>
                <table:data-pilot-member table:name="250649" table:display="true" table:show-details="true"/>
                <table:data-pilot-member table:name="250651" table:display="true" table:show-details="true"/>
                <table:data-pilot-member table:name="250652" table:display="true" table:show-details="true"/>
                <table:data-pilot-member table:name="250653" table:display="true" table:show-details="true"/>
                <table:data-pilot-member table:name="250655" table:display="true" table:show-details="true"/>
                <table:data-pilot-member table:name="312991" table:display="true" table:show-details="true"/>
                <table:data-pilot-member table:name="312992" table:display="true" table:show-details="true"/>
                <table:data-pilot-member table:name="312993" table:display="true" table:show-details="true"/>
                <table:data-pilot-member table:name="315037" table:display="true" table:show-details="true"/>
                <table:data-pilot-member table:name="315082" table:display="true" table:show-details="true"/>
                <table:data-pilot-member table:name="315084" table:display="true" table:show-details="true"/>
                <table:data-pilot-member table:name="315086" table:display="true" table:show-details="true"/>
                <table:data-pilot-member table:name="315088" table:display="true" table:show-details="true"/>
                <table:data-pilot-member table:name="315089" table:display="true" table:show-details="true"/>
                <table:data-pilot-member table:name="315090" table:display="true" table:show-details="true"/>
                <table:data-pilot-member table:name="315093" table:display="true" table:show-details="true"/>
                <table:data-pilot-member table:name="315094" table:display="true" table:show-details="true"/>
                <table:data-pilot-member table:name="315096" table:display="true" table:show-details="true"/>
                <table:data-pilot-member table:name="315097" table:display="true" table:show-details="true"/>
                <table:data-pilot-member table:name="315098" table:display="true" table:show-details="true"/>
                <table:data-pilot-member table:name="315151" table:display="true" table:show-details="true"/>
                <table:data-pilot-member table:name="315153" table:display="true" table:show-details="true"/>
                <table:data-pilot-member table:name="323592" table:display="true" table:show-details="true"/>
                <table:data-pilot-member table:name="323951" table:display="true" table:show-details="true"/>
                <table:data-pilot-member table:name="324669" table:display="true" table:show-details="true"/>
                <table:data-pilot-member table:name="330877" table:display="true" table:show-details="true"/>
                <table:data-pilot-member table:name="330909" table:display="true" table:show-details="true"/>
                <table:data-pilot-member table:name="330919" table:display="true" table:show-details="true"/>
                <table:data-pilot-member table:name="330923" table:display="true" table:show-details="true"/>
                <table:data-pilot-member table:name="330931" table:display="true" table:show-details="true"/>
                <table:data-pilot-member table:name="330932" table:display="true" table:show-details="true"/>
                <table:data-pilot-member table:name="330935" table:display="true" table:show-details="true"/>
                <table:data-pilot-member table:name="330958" table:display="true" table:show-details="true"/>
                <table:data-pilot-member table:name="330959" table:display="true" table:show-details="true"/>
                <table:data-pilot-member table:name="330979" table:display="true" table:show-details="true"/>
                <table:data-pilot-member table:name="330980" table:display="true" table:show-details="true"/>
                <table:data-pilot-member table:name="334912" table:display="true" table:show-details="true"/>
                <table:data-pilot-member table:name="335097" table:display="true" table:show-details="true"/>
                <table:data-pilot-member table:name="335677" table:display="true" table:show-details="true"/>
                <table:data-pilot-member table:name="336439" table:display="true" table:show-details="true"/>
                <table:data-pilot-member table:name="341826" table:display="true" table:show-details="true"/>
                <table:data-pilot-member table:name="342826" table:display="true" table:show-details="true"/>
                <table:data-pilot-member table:name="343095" table:display="true" table:show-details="true"/>
                <table:data-pilot-member table:name="343120" table:display="true" table:show-details="true"/>
                <table:data-pilot-member table:name="343275" table:display="true" table:show-details="true"/>
                <table:data-pilot-member table:name="343276" table:display="true" table:show-details="true"/>
                <table:data-pilot-member table:name="345364" table:display="true" table:show-details="true"/>
                <table:data-pilot-member table:name="345572" table:display="true" table:show-details="true"/>
                <table:data-pilot-member table:name="345763" table:display="true" table:show-details="true"/>
                <table:data-pilot-member table:name="345764" table:display="true" table:show-details="true"/>
                <table:data-pilot-member table:name="345765" table:display="true" table:show-details="true"/>
                <table:data-pilot-member table:name="345767" table:display="true" table:show-details="true"/>
                <table:data-pilot-member table:name="345769" table:display="true" table:show-details="true"/>
                <table:data-pilot-member table:name="345770" table:display="true" table:show-details="true"/>
                <table:data-pilot-member table:name="345773" table:display="true" table:show-details="true"/>
                <table:data-pilot-member table:name="345774" table:display="true" table:show-details="true"/>
                <table:data-pilot-member table:name="345777" table:display="true" table:show-details="true"/>
                <table:data-pilot-member table:name="345778" table:display="true" table:show-details="true"/>
                <table:data-pilot-member table:name="345779" table:display="true" table:show-details="true"/>
                <table:data-pilot-member table:name="345780" table:display="true" table:show-details="true"/>
                <table:data-pilot-member table:name="345781" table:display="true" table:show-details="true"/>
                <table:data-pilot-member table:name="345783" table:display="true" table:show-details="true"/>
                <table:data-pilot-member table:name="347054" table:display="true" table:show-details="true"/>
                <table:data-pilot-member table:name="347060" table:display="true" table:show-details="true"/>
                <table:data-pilot-member table:name="347061" table:display="true" table:show-details="true"/>
                <table:data-pilot-member table:name="347062" table:display="true" table:show-details="true"/>
                <table:data-pilot-member table:name="347063" table:display="true" table:show-details="true"/>
                <table:data-pilot-member table:name="347064" table:display="true" table:show-details="true"/>
                <table:data-pilot-member table:name="347067" table:display="true" table:show-details="true"/>
                <table:data-pilot-member table:name="347068" table:display="true" table:show-details="true"/>
                <table:data-pilot-member table:name="347069" table:display="true" table:show-details="true"/>
                <table:data-pilot-member table:name="347071" table:display="true" table:show-details="true"/>
                <table:data-pilot-member table:name="347073" table:display="true" table:show-details="true"/>
                <table:data-pilot-member table:name="347074" table:display="true" table:show-details="true"/>
                <table:data-pilot-member table:name="347076" table:display="true" table:show-details="true"/>
                <table:data-pilot-member table:name="347077" table:display="true" table:show-details="true"/>
                <table:data-pilot-member table:name="347078" table:display="true" table:show-details="true"/>
                <table:data-pilot-member table:name="347080" table:display="true" table:show-details="true"/>
                <table:data-pilot-member table:name="347081" table:display="true" table:show-details="true"/>
                <table:data-pilot-member table:name="347082" table:display="true" table:show-details="true"/>
                <table:data-pilot-member table:name="347083" table:display="true" table:show-details="true"/>
                <table:data-pilot-member table:name="347085" table:display="true" table:show-details="true"/>
                <table:data-pilot-member table:name="347087" table:display="true" table:show-details="true"/>
                <table:data-pilot-member table:name="347088" table:display="true" table:show-details="true"/>
                <table:data-pilot-member table:name="347089" table:display="true" table:show-details="true"/>
                <table:data-pilot-member table:name="347464" table:display="true" table:show-details="true"/>
                <table:data-pilot-member table:name="347466" table:display="true" table:show-details="true"/>
                <table:data-pilot-member table:name="347468" table:display="true" table:show-details="true"/>
                <table:data-pilot-member table:name="347470" table:display="true" table:show-details="true"/>
                <table:data-pilot-member table:name="347742" table:display="true" table:show-details="true"/>
                <table:data-pilot-member table:name="347743" table:display="true" table:show-details="true"/>
                <table:data-pilot-member table:name="348121" table:display="true" table:show-details="true"/>
                <table:data-pilot-member table:name="348123" table:display="true" table:show-details="true"/>
                <table:data-pilot-member table:name="348124" table:display="true" table:show-details="true"/>
                <table:data-pilot-member table:name="349201" table:display="true" table:show-details="true"/>
                <table:data-pilot-member table:name="349203" table:display="true" table:show-details="true"/>
                <table:data-pilot-member table:name="349204" table:display="true" table:show-details="true"/>
                <table:data-pilot-member table:name="349205" table:display="true" table:show-details="true"/>
                <table:data-pilot-member table:name="349206" table:display="true" table:show-details="true"/>
                <table:data-pilot-member table:name="349207" table:display="true" table:show-details="true"/>
                <table:data-pilot-member table:name="349208" table:display="true" table:show-details="true"/>
                <table:data-pilot-member table:name="349209" table:display="true" table:show-details="true"/>
                <table:data-pilot-member table:name="349210" table:display="true" table:show-details="true"/>
                <table:data-pilot-member table:name="349212" table:display="true" table:show-details="true"/>
                <table:data-pilot-member table:name="349213" table:display="true" table:show-details="true"/>
                <table:data-pilot-member table:name="349214" table:display="true" table:show-details="true"/>
                <table:data-pilot-member table:name="349215" table:display="true" table:show-details="true"/>
                <table:data-pilot-member table:name="349216" table:display="true" table:show-details="true"/>
                <table:data-pilot-member table:name="349217" table:display="true" table:show-details="true"/>
                <table:data-pilot-member table:name="349218" table:display="true" table:show-details="true"/>
                <table:data-pilot-member table:name="349219" table:display="true" table:show-details="true"/>
                <table:data-pilot-member table:name="349221" table:display="true" table:show-details="true"/>
                <table:data-pilot-member table:name="349222" table:display="true" table:show-details="true"/>
                <table:data-pilot-member table:name="349223" table:display="true" table:show-details="true"/>
                <table:data-pilot-member table:name="349224" table:display="true" table:show-details="true"/>
                <table:data-pilot-member table:name="349225" table:display="true" table:show-details="true"/>
                <table:data-pilot-member table:name="349227" table:display="true" table:show-details="true"/>
                <table:data-pilot-member table:name="349228" table:display="true" table:show-details="true"/>
                <table:data-pilot-member table:name="349231" table:display="true" table:show-details="true"/>
                <table:data-pilot-member table:name="349233" table:display="true" table:show-details="true"/>
                <table:data-pilot-member table:name="349234" table:display="true" table:show-details="true"/>
                <table:data-pilot-member table:name="349236" table:display="true" table:show-details="true"/>
                <table:data-pilot-member table:name="349237" table:display="true" table:show-details="true"/>
                <table:data-pilot-member table:name="349239" table:display="true" table:show-details="true"/>
                <table:data-pilot-member table:name="349240" table:display="true" table:show-details="true"/>
                <table:data-pilot-member table:name="349241" table:display="true" table:show-details="true"/>
                <table:data-pilot-member table:name="349242" table:display="true" table:show-details="true"/>
                <table:data-pilot-member table:name="349243" table:display="true" table:show-details="true"/>
                <table:data-pilot-member table:name="349244" table:display="true" table:show-details="true"/>
                <table:data-pilot-member table:name="349245" table:display="true" table:show-details="true"/>
                <table:data-pilot-member table:name="349246" table:display="true" table:show-details="true"/>
                <table:data-pilot-member table:name="349247" table:display="true" table:show-details="true"/>
                <table:data-pilot-member table:name="349248" table:display="true" table:show-details="true"/>
                <table:data-pilot-member table:name="349249" table:display="true" table:show-details="true"/>
                <table:data-pilot-member table:name="349251" table:display="true" table:show-details="true"/>
                <table:data-pilot-member table:name="349252" table:display="true" table:show-details="true"/>
                <table:data-pilot-member table:name="349253" table:display="true" table:show-details="true"/>
                <table:data-pilot-member table:name="349254" table:display="true" table:show-details="true"/>
                <table:data-pilot-member table:name="349256" table:display="true" table:show-details="true"/>
                <table:data-pilot-member table:name="349257" table:display="true" table:show-details="true"/>
                <table:data-pilot-member table:name="349909" table:display="true" table:show-details="true"/>
                <table:data-pilot-member table:name="349910" table:display="true" table:show-details="true"/>
                <table:data-pilot-member table:name="349912" table:display="true" table:show-details="true"/>
                <table:data-pilot-member table:name="350025" table:display="true" table:show-details="true"/>
                <table:data-pilot-member table:name="350026" table:display="true" table:show-details="true"/>
                <table:data-pilot-member table:name="350029" table:display="true" table:show-details="true"/>
                <table:data-pilot-member table:name="350034" table:display="true" table:show-details="true"/>
                <table:data-pilot-member table:name="350035" table:display="true" table:show-details="true"/>
                <table:data-pilot-member table:name="350036" table:display="true" table:show-details="true"/>
                <table:data-pilot-member table:name="350042" table:display="true" table:show-details="true"/>
                <table:data-pilot-member table:name="350043" table:display="true" table:show-details="true"/>
                <table:data-pilot-member table:name="350046" table:display="true" table:show-details="true"/>
                <table:data-pilot-member table:name="350047" table:display="true" table:show-details="true"/>
                <table:data-pilot-member table:name="350048" table:display="true" table:show-details="true"/>
                <table:data-pilot-member table:name="350050" table:display="true" table:show-details="true"/>
                <table:data-pilot-member table:name="350052" table:display="true" table:show-details="true"/>
                <table:data-pilot-member table:name="350060" table:display="true" table:show-details="true"/>
                <table:data-pilot-member table:name="350404" table:display="true" table:show-details="true"/>
                <table:data-pilot-member table:name="350406" table:display="true" table:show-details="true"/>
                <table:data-pilot-member table:name="350407" table:display="true" table:show-details="true"/>
                <table:data-pilot-member table:name="350417" table:display="true" table:show-details="true"/>
                <table:data-pilot-member table:name="358585" table:display="true" table:show-details="true"/>
                <table:data-pilot-member table:name="362316" table:display="true" table:show-details="true"/>
                <table:data-pilot-member table:name="363291" table:display="true" table:show-details="true"/>
                <table:data-pilot-member table:name="363294" table:display="true" table:show-details="true"/>
                <table:data-pilot-member table:name="363592" table:display="true" table:show-details="true"/>
                <table:data-pilot-member table:name="364498" table:display="true" table:show-details="true"/>
                <table:data-pilot-member table:name="364499" table:display="true" table:show-details="true"/>
                <table:data-pilot-member table:name="364500" table:display="true" table:show-details="true"/>
                <table:data-pilot-member table:name="364506" table:display="true" table:show-details="true"/>
                <table:data-pilot-member table:name="364511" table:display="true" table:show-details="true"/>
                <table:data-pilot-member table:name="364512" table:display="true" table:show-details="true"/>
                <table:data-pilot-member table:name="364516" table:display="true" table:show-details="true"/>
                <table:data-pilot-member table:name="364846" table:display="true" table:show-details="true"/>
                <table:data-pilot-member table:name="364848" table:display="true" table:show-details="true"/>
                <table:data-pilot-member table:name="364849" table:display="true" table:show-details="true"/>
                <table:data-pilot-member table:name="364850" table:display="true" table:show-details="true"/>
                <table:data-pilot-member table:name="364851" table:display="true" table:show-details="true"/>
                <table:data-pilot-member table:name="365222" table:display="true" table:show-details="true"/>
                <table:data-pilot-member table:name="365226" table:display="true" table:show-details="true"/>
                <table:data-pilot-member table:name="367226" table:display="true" table:show-details="true"/>
                <table:data-pilot-member table:name="367228" table:display="true" table:show-details="true"/>
                <table:data-pilot-member table:name="367229" table:display="true" table:show-details="true"/>
                <table:data-pilot-member table:name="367230" table:display="true" table:show-details="true"/>
                <table:data-pilot-member table:name="367231" table:display="true" table:show-details="true"/>
                <table:data-pilot-member table:name="367232" table:display="true" table:show-details="true"/>
                <table:data-pilot-member table:name="367655" table:display="true" table:show-details="true"/>
                <table:data-pilot-member table:name="368323" table:display="true" table:show-details="true"/>
                <table:data-pilot-member table:name="368703" table:display="true" table:show-details="true"/>
                <table:data-pilot-member table:name="370129" table:display="true" table:show-details="true"/>
                <table:data-pilot-member table:name="370365" table:display="true" table:show-details="true"/>
                <table:data-pilot-member table:name="370369" table:display="true" table:show-details="true"/>
                <table:data-pilot-member table:name="370370" table:display="true" table:show-details="true"/>
                <table:data-pilot-member table:name="370371" table:display="true" table:show-details="true"/>
                <table:data-pilot-member table:name="370372" table:display="true" table:show-details="true"/>
                <table:data-pilot-member table:name="370373" table:display="true" table:show-details="true"/>
                <table:data-pilot-member table:name="370375" table:display="true" table:show-details="true"/>
                <table:data-pilot-member table:name="370376" table:display="true" table:show-details="true"/>
                <table:data-pilot-member table:name="370377" table:display="true" table:show-details="true"/>
                <table:data-pilot-member table:name="371060" table:display="true" table:show-details="true"/>
                <table:data-pilot-member table:name="371110" table:display="true" table:show-details="true"/>
                <table:data-pilot-member table:name="371362" table:display="true" table:show-details="true"/>
                <table:data-pilot-member table:name="372622" table:display="true" table:show-details="true"/>
                <table:data-pilot-member table:name="373450" table:display="true" table:show-details="true"/>
                <table:data-pilot-member table:name="374746" table:display="true" table:show-details="true"/>
                <table:data-pilot-member table:name="374887" table:display="true" table:show-details="true"/>
                <table:data-pilot-member table:name="374910" table:display="true" table:show-details="true"/>
                <table:data-pilot-member table:name="376564" table:display="true" table:show-details="true"/>
                <table:data-pilot-member table:name="376566" table:display="true" table:show-details="true"/>
                <table:data-pilot-member table:name="382649" table:display="true" table:show-details="true"/>
                <table:data-pilot-member table:name="382651" table:display="true" table:show-details="true"/>
                <table:data-pilot-member table:name="382652" table:display="true" table:show-details="true"/>
                <table:data-pilot-member table:name="383121" table:display="true" table:show-details="true"/>
                <table:data-pilot-member table:name="384461" table:display="true" table:show-details="true"/>
                <table:data-pilot-member table:name="386525" table:display="true" table:show-details="true"/>
                <table:data-pilot-member table:name="392091" table:display="true" table:show-details="true"/>
                <table:data-pilot-member table:name="392092" table:display="true" table:show-details="true"/>
                <table:data-pilot-member table:name="392096" table:display="true" table:show-details="true"/>
                <table:data-pilot-member table:name="394140" table:display="true" table:show-details="true"/>
                <table:data-pilot-member table:name="3101264" table:display="true" table:show-details="true"/>
                <table:data-pilot-member table:name="3101265" table:display="true" table:show-details="true"/>
                <table:data-pilot-member table:name="3101267" table:display="true" table:show-details="true"/>
                <table:data-pilot-member table:name="3101276" table:display="true" table:show-details="true"/>
                <table:data-pilot-member table:name="3101277" table:display="true" table:show-details="true"/>
                <table:data-pilot-member table:name="3101278" table:display="true" table:show-details="true"/>
                <table:data-pilot-member table:name="3101281" table:display="true" table:show-details="true"/>
                <table:data-pilot-member table:name="3101295" table:display="true" table:show-details="true"/>
                <table:data-pilot-member table:name="3101296" table:display="true" table:show-details="true"/>
                <table:data-pilot-member table:name="3101298" table:display="true" table:show-details="true"/>
                <table:data-pilot-member table:name="A./5. 2152" table:display="true" table:show-details="true"/>
                <table:data-pilot-member table:name="A./5. 3235" table:display="true" table:show-details="true"/>
                <table:data-pilot-member table:name="A.5. 11206" table:display="true" table:show-details="true"/>
                <table:data-pilot-member table:name="A.5. 18509" table:display="true" table:show-details="true"/>
                <table:data-pilot-member table:name="A/4 45380" table:display="true" table:show-details="true"/>
                <table:data-pilot-member table:name="A/4 48871" table:display="true" table:show-details="true"/>
                <table:data-pilot-member table:name="A/4. 20589" table:display="true" table:show-details="true"/>
                <table:data-pilot-member table:name="A/4. 34244" table:display="true" table:show-details="true"/>
                <table:data-pilot-member table:name="A/4. 39886" table:display="true" table:show-details="true"/>
                <table:data-pilot-member table:name="A/5 21171" table:display="true" table:show-details="true"/>
                <table:data-pilot-member table:name="A/5 21172" table:display="true" table:show-details="true"/>
                <table:data-pilot-member table:name="A/5 21173" table:display="true" table:show-details="true"/>
                <table:data-pilot-member table:name="A/5 21174" table:display="true" table:show-details="true"/>
                <table:data-pilot-member table:name="A/5 2466" table:display="true" table:show-details="true"/>
                <table:data-pilot-member table:name="A/5 2817" table:display="true" table:show-details="true"/>
                <table:data-pilot-member table:name="A/5 3536" table:display="true" table:show-details="true"/>
                <table:data-pilot-member table:name="A/5 3540" table:display="true" table:show-details="true"/>
                <table:data-pilot-member table:name="A/5 3594" table:display="true" table:show-details="true"/>
                <table:data-pilot-member table:name="A/5 3902" table:display="true" table:show-details="true"/>
                <table:data-pilot-member table:name="A/5. 10482" table:display="true" table:show-details="true"/>
                <table:data-pilot-member table:name="A/5. 13032" table:display="true" table:show-details="true"/>
                <table:data-pilot-member table:name="A/5. 2151" table:display="true" table:show-details="true"/>
                <table:data-pilot-member table:name="A/5. 3336" table:display="true" table:show-details="true"/>
                <table:data-pilot-member table:name="A/5. 3337" table:display="true" table:show-details="true"/>
                <table:data-pilot-member table:name="A/5. 851" table:display="true" table:show-details="true"/>
                <table:data-pilot-member table:name="A/S 2816" table:display="true" table:show-details="true"/>
                <table:data-pilot-member table:name="A4. 54510" table:display="true" table:show-details="true"/>
                <table:data-pilot-member table:name="C 17369" table:display="true" table:show-details="true"/>
                <table:data-pilot-member table:name="C 4001" table:display="true" table:show-details="true"/>
                <table:data-pilot-member table:name="C 7075" table:display="true" table:show-details="true"/>
                <table:data-pilot-member table:name="C 7076" table:display="true" table:show-details="true"/>
                <table:data-pilot-member table:name="C 7077" table:display="true" table:show-details="true"/>
                <table:data-pilot-member table:name="C.A. 17248" table:display="true" table:show-details="true"/>
                <table:data-pilot-member table:name="C.A. 18723" table:display="true" table:show-details="true"/>
                <table:data-pilot-member table:name="C.A. 2315" table:display="true" table:show-details="true"/>
                <table:data-pilot-member table:name="C.A. 24579" table:display="true" table:show-details="true"/>
                <table:data-pilot-member table:name="C.A. 24580" table:display="true" table:show-details="true"/>
                <table:data-pilot-member table:name="C.A. 2673" table:display="true" table:show-details="true"/>
                <table:data-pilot-member table:name="C.A. 29178" table:display="true" table:show-details="true"/>
                <table:data-pilot-member table:name="C.A. 29395" table:display="true" table:show-details="true"/>
                <table:data-pilot-member table:name="C.A. 29566" table:display="true" table:show-details="true"/>
                <table:data-pilot-member table:name="C.A. 31026" table:display="true" table:show-details="true"/>
                <table:data-pilot-member table:name="C.A. 31921" table:display="true" table:show-details="true"/>
                <table:data-pilot-member table:name="C.A. 33111" table:display="true" table:show-details="true"/>
                <table:data-pilot-member table:name="C.A. 33112" table:display="true" table:show-details="true"/>
                <table:data-pilot-member table:name="C.A. 33595" table:display="true" table:show-details="true"/>
                <table:data-pilot-member table:name="C.A. 34260" table:display="true" table:show-details="true"/>
                <table:data-pilot-member table:name="C.A. 34651" table:display="true" table:show-details="true"/>
                <table:data-pilot-member table:name="C.A. 37671" table:display="true" table:show-details="true"/>
                <table:data-pilot-member table:name="C.A. 5547" table:display="true" table:show-details="true"/>
                <table:data-pilot-member table:name="C.A. 6212" table:display="true" table:show-details="true"/>
                <table:data-pilot-member table:name="C.A./SOTON 34068" table:display="true" table:show-details="true"/>
                <table:data-pilot-member table:name="CA 2144" table:display="true" table:show-details="true"/>
                <table:data-pilot-member table:name="CA. 2314" table:display="true" table:show-details="true"/>
                <table:data-pilot-member table:name="CA. 2343" table:display="true" table:show-details="true"/>
                <table:data-pilot-member table:name="F.C. 12750" table:display="true" table:show-details="true"/>
                <table:data-pilot-member table:name="F.C.C. 13528" table:display="true" table:show-details="true"/>
                <table:data-pilot-member table:name="F.C.C. 13529" table:display="true" table:show-details="true"/>
                <table:data-pilot-member table:name="F.C.C. 13531" table:display="true" table:show-details="true"/>
                <table:data-pilot-member table:name="Fa 265302" table:display="true" table:show-details="true"/>
                <table:data-pilot-member table:name="LINE" table:display="true" table:show-details="true"/>
                <table:data-pilot-member table:name="P/PP 3381" table:display="true" table:show-details="true"/>
                <table:data-pilot-member table:name="PC 17318" table:display="true" table:show-details="true"/>
                <table:data-pilot-member table:name="PC 17473" table:display="true" table:show-details="true"/>
                <table:data-pilot-member table:name="PC 17474" table:display="true" table:show-details="true"/>
                <table:data-pilot-member table:name="PC 17475" table:display="true" table:show-details="true"/>
                <table:data-pilot-member table:name="PC 17476" table:display="true" table:show-details="true"/>
                <table:data-pilot-member table:name="PC 17477" table:display="true" table:show-details="true"/>
                <table:data-pilot-member table:name="PC 17482" table:display="true" table:show-details="true"/>
                <table:data-pilot-member table:name="PC 17483" table:display="true" table:show-details="true"/>
                <table:data-pilot-member table:name="PC 17485" table:display="true" table:show-details="true"/>
                <table:data-pilot-member table:name="PC 17558" table:display="true" table:show-details="true"/>
                <table:data-pilot-member table:name="PC 17569" table:display="true" table:show-details="true"/>
                <table:data-pilot-member table:name="PC 17572" table:display="true" table:show-details="true"/>
                <table:data-pilot-member table:name="PC 17582" table:display="true" table:show-details="true"/>
                <table:data-pilot-member table:name="PC 17585" table:display="true" table:show-details="true"/>
                <table:data-pilot-member table:name="PC 17590" table:display="true" table:show-details="true"/>
                <table:data-pilot-member table:name="PC 17592" table:display="true" table:show-details="true"/>
                <table:data-pilot-member table:name="PC 17593" table:display="true" table:show-details="true"/>
                <table:data-pilot-member table:name="PC 17595" table:display="true" table:show-details="true"/>
                <table:data-pilot-member table:name="PC 17596" table:display="true" table:show-details="true"/>
                <table:data-pilot-member table:name="PC 17597" table:display="true" table:show-details="true"/>
                <table:data-pilot-member table:name="PC 17599" table:display="true" table:show-details="true"/>
                <table:data-pilot-member table:name="PC 17600" table:display="true" table:show-details="true"/>
                <table:data-pilot-member table:name="PC 17601" table:display="true" table:show-details="true"/>
                <table:data-pilot-member table:name="PC 17603" table:display="true" table:show-details="true"/>
                <table:data-pilot-member table:name="PC 17604" table:display="true" table:show-details="true"/>
                <table:data-pilot-member table:name="PC 17605" table:display="true" table:show-details="true"/>
                <table:data-pilot-member table:name="PC 17608" table:display="true" table:show-details="true"/>
                <table:data-pilot-member table:name="PC 17609" table:display="true" table:show-details="true"/>
                <table:data-pilot-member table:name="PC 17610" table:display="true" table:show-details="true"/>
                <table:data-pilot-member table:name="PC 17611" table:display="true" table:show-details="true"/>
                <table:data-pilot-member table:name="PC 17612" table:display="true" table:show-details="true"/>
                <table:data-pilot-member table:name="PC 17754" table:display="true" table:show-details="true"/>
                <table:data-pilot-member table:name="PC 17755" table:display="true" table:show-details="true"/>
                <table:data-pilot-member table:name="PC 17756" table:display="true" table:show-details="true"/>
                <table:data-pilot-member table:name="PC 17757" table:display="true" table:show-details="true"/>
                <table:data-pilot-member table:name="PC 17758" table:display="true" table:show-details="true"/>
                <table:data-pilot-member table:name="PC 17759" table:display="true" table:show-details="true"/>
                <table:data-pilot-member table:name="PC 17760" table:display="true" table:show-details="true"/>
                <table:data-pilot-member table:name="PC 17761" table:display="true" table:show-details="true"/>
                <table:data-pilot-member table:name="PP 4348" table:display="true" table:show-details="true"/>
                <table:data-pilot-member table:name="PP 9549" table:display="true" table:show-details="true"/>
                <table:data-pilot-member table:name="S.C./A.4. 23567" table:display="true" table:show-details="true"/>
                <table:data-pilot-member table:name="S.C./PARIS 2079" table:display="true" table:show-details="true"/>
                <table:data-pilot-member table:name="S.O./P.P. 3" table:display="true" table:show-details="true"/>
                <table:data-pilot-member table:name="S.O./P.P. 751" table:display="true" table:show-details="true"/>
                <table:data-pilot-member table:name="S.O.C. 14879" table:display="true" table:show-details="true"/>
                <table:data-pilot-member table:name="S.O.P. 1166" table:display="true" table:show-details="true"/>
                <table:data-pilot-member table:name="S.P. 3464" table:display="true" table:show-details="true"/>
                <table:data-pilot-member table:name="S.W./PP 752" table:display="true" table:show-details="true"/>
                <table:data-pilot-member table:name="SC 1748" table:display="true" table:show-details="true"/>
                <table:data-pilot-member table:name="SC/AH 29037" table:display="true" table:show-details="true"/>
                <table:data-pilot-member table:name="SC/AH 3085" table:display="true" table:show-details="true"/>
                <table:data-pilot-member table:name="SC/AH Basle 541" table:display="true" table:show-details="true"/>
                <table:data-pilot-member table:name="SC/Paris 2123" table:display="true" table:show-details="true"/>
                <table:data-pilot-member table:name="SC/PARIS 2131" table:display="true" table:show-details="true"/>
                <table:data-pilot-member table:name="SC/PARIS 2133" table:display="true" table:show-details="true"/>
                <table:data-pilot-member table:name="SC/PARIS 2146" table:display="true" table:show-details="true"/>
                <table:data-pilot-member table:name="SC/PARIS 2149" table:display="true" table:show-details="true"/>
                <table:data-pilot-member table:name="SC/Paris 2163" table:display="true" table:show-details="true"/>
                <table:data-pilot-member table:name="SC/PARIS 2167" table:display="true" table:show-details="true"/>
                <table:data-pilot-member table:name="SCO/W 1585" table:display="true" table:show-details="true"/>
                <table:data-pilot-member table:name="SO/C 14885" table:display="true" table:show-details="true"/>
                <table:data-pilot-member table:name="SOTON/O.Q. 3101305" table:display="true" table:show-details="true"/>
                <table:data-pilot-member table:name="SOTON/O.Q. 3101306" table:display="true" table:show-details="true"/>
                <table:data-pilot-member table:name="SOTON/O.Q. 3101307" table:display="true" table:show-details="true"/>
                <table:data-pilot-member table:name="SOTON/O.Q. 3101310" table:display="true" table:show-details="true"/>
                <table:data-pilot-member table:name="SOTON/O.Q. 3101311" table:display="true" table:show-details="true"/>
                <table:data-pilot-member table:name="SOTON/O.Q. 3101312" table:display="true" table:show-details="true"/>
                <table:data-pilot-member table:name="SOTON/O.Q. 392078" table:display="true" table:show-details="true"/>
                <table:data-pilot-member table:name="SOTON/O.Q. 392087" table:display="true" table:show-details="true"/>
                <table:data-pilot-member table:name="SOTON/O2 3101272" table:display="true" table:show-details="true"/>
                <table:data-pilot-member table:name="SOTON/O2 3101287" table:display="true" table:show-details="true"/>
                <table:data-pilot-member table:name="SOTON/OQ 3101316" table:display="true" table:show-details="true"/>
                <table:data-pilot-member table:name="SOTON/OQ 3101317" table:display="true" table:show-details="true"/>
                <table:data-pilot-member table:name="SOTON/OQ 392076" table:display="true" table:show-details="true"/>
                <table:data-pilot-member table:name="SOTON/OQ 392082" table:display="true" table:show-details="true"/>
                <table:data-pilot-member table:name="SOTON/OQ 392086" table:display="true" table:show-details="true"/>
                <table:data-pilot-member table:name="SOTON/OQ 392089" table:display="true" table:show-details="true"/>
                <table:data-pilot-member table:name="SOTON/OQ 392090" table:display="true" table:show-details="true"/>
                <table:data-pilot-member table:name="STON/O 2. 3101269" table:display="true" table:show-details="true"/>
                <table:data-pilot-member table:name="STON/O 2. 3101273" table:display="true" table:show-details="true"/>
                <table:data-pilot-member table:name="STON/O 2. 3101274" table:display="true" table:show-details="true"/>
                <table:data-pilot-member table:name="STON/O 2. 3101275" table:display="true" table:show-details="true"/>
                <table:data-pilot-member table:name="STON/O 2. 3101280" table:display="true" table:show-details="true"/>
                <table:data-pilot-member table:name="STON/O 2. 3101285" table:display="true" table:show-details="true"/>
                <table:data-pilot-member table:name="STON/O 2. 3101286" table:display="true" table:show-details="true"/>
                <table:data-pilot-member table:name="STON/O 2. 3101288" table:display="true" table:show-details="true"/>
                <table:data-pilot-member table:name="STON/O 2. 3101289" table:display="true" table:show-details="true"/>
                <table:data-pilot-member table:name="STON/O 2. 3101292" table:display="true" table:show-details="true"/>
                <table:data-pilot-member table:name="STON/O 2. 3101293" table:display="true" table:show-details="true"/>
                <table:data-pilot-member table:name="STON/O 2. 3101294" table:display="true" table:show-details="true"/>
                <table:data-pilot-member table:name="STON/O2. 3101271" table:display="true" table:show-details="true"/>
                <table:data-pilot-member table:name="STON/O2. 3101279" table:display="true" table:show-details="true"/>
                <table:data-pilot-member table:name="STON/O2. 3101282" table:display="true" table:show-details="true"/>
                <table:data-pilot-member table:name="STON/O2. 3101283" table:display="true" table:show-details="true"/>
                <table:data-pilot-member table:name="STON/O2. 3101290" table:display="true" table:show-details="true"/>
                <table:data-pilot-member table:name="SW/PP 751" table:display="true" table:show-details="true"/>
                <table:data-pilot-member table:name="W./C. 14258" table:display="true" table:show-details="true"/>
                <table:data-pilot-member table:name="W./C. 14263" table:display="true" table:show-details="true"/>
                <table:data-pilot-member table:name="W./C. 6607" table:display="true" table:show-details="true"/>
                <table:data-pilot-member table:name="W./C. 6608" table:display="true" table:show-details="true"/>
                <table:data-pilot-member table:name="W./C. 6609" table:display="true" table:show-details="true"/>
                <table:data-pilot-member table:name="W.E.P. 5734" table:display="true" table:show-details="true"/>
                <table:data-pilot-member table:name="W/C 14208" table:display="true" table:show-details="true"/>
                <table:data-pilot-member table:name="WE/P 57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ssengerI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fals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9" table:display="false" table:show-details="true"/>
                <table:data-pilot-member table:name="10" table:display="false" table:show-details="true"/>
                <table:data-pilot-member table:name="11" table:display="false" table:show-details="true"/>
                <table:data-pilot-member table:name="12" table:display="false" table:show-details="true"/>
                <table:data-pilot-member table:name="13" table:display="false" table:show-details="true"/>
                <table:data-pilot-member table:name="14" table:display="false" table:show-details="true"/>
                <table:data-pilot-member table:name="15" table:display="false" table:show-details="true"/>
                <table:data-pilot-member table:name="16" table:display="false" table:show-details="true"/>
                <table:data-pilot-member table:name="17" table:display="false" table:show-details="true"/>
                <table:data-pilot-member table:name="18" table:display="false" table:show-details="true"/>
                <table:data-pilot-member table:name="19" table:display="false" table:show-details="true"/>
                <table:data-pilot-member table:name="20" table:display="false" table:show-details="true"/>
                <table:data-pilot-member table:name="21" table:display="false" table:show-details="true"/>
                <table:data-pilot-member table:name="22" table:display="false" table:show-details="true"/>
                <table:data-pilot-member table:name="23" table:display="false" table:show-details="true"/>
                <table:data-pilot-member table:name="24" table:display="false" table:show-details="true"/>
                <table:data-pilot-member table:name="25" table:display="false" table:show-details="true"/>
                <table:data-pilot-member table:name="26" table:display="false" table:show-details="true"/>
                <table:data-pilot-member table:name="27" table:display="false" table:show-details="true"/>
                <table:data-pilot-member table:name="28" table:display="false" table:show-details="true"/>
                <table:data-pilot-member table:name="29" table:display="false" table:show-details="true"/>
                <table:data-pilot-member table:name="30" table:display="false" table:show-details="true"/>
                <table:data-pilot-member table:name="31" table:display="false" table:show-details="true"/>
                <table:data-pilot-member table:name="32" table:display="false" table:show-details="true"/>
                <table:data-pilot-member table:name="33" table:display="false" table:show-details="true"/>
                <table:data-pilot-member table:name="34" table:display="false" table:show-details="true"/>
                <table:data-pilot-member table:name="35" table:display="false" table:show-details="true"/>
                <table:data-pilot-member table:name="36" table:display="false" table:show-details="true"/>
                <table:data-pilot-member table:name="37" table:display="false" table:show-details="true"/>
                <table:data-pilot-member table:name="38" table:display="false" table:show-details="true"/>
                <table:data-pilot-member table:name="39" table:display="false" table:show-details="true"/>
                <table:data-pilot-member table:name="40" table:display="false" table:show-details="true"/>
                <table:data-pilot-member table:name="41" table:display="false" table:show-details="true"/>
                <table:data-pilot-member table:name="42" table:display="false" table:show-details="true"/>
                <table:data-pilot-member table:name="43" table:display="false" table:show-details="true"/>
                <table:data-pilot-member table:name="44" table:display="false" table:show-details="true"/>
                <table:data-pilot-member table:name="45" table:display="false" table:show-details="true"/>
                <table:data-pilot-member table:name="46" table:display="false" table:show-details="true"/>
                <table:data-pilot-member table:name="47" table:display="false" table:show-details="true"/>
                <table:data-pilot-member table:name="48" table:display="false" table:show-details="true"/>
                <table:data-pilot-member table:name="49" table:display="false" table:show-details="true"/>
                <table:data-pilot-member table:name="50" table:display="false" table:show-details="true"/>
                <table:data-pilot-member table:name="51" table:display="false" table:show-details="true"/>
                <table:data-pilot-member table:name="52" table:display="false" table:show-details="true"/>
                <table:data-pilot-member table:name="53" table:display="false" table:show-details="true"/>
                <table:data-pilot-member table:name="54" table:display="false" table:show-details="true"/>
                <table:data-pilot-member table:name="55" table:display="false" table:show-details="true"/>
                <table:data-pilot-member table:name="56" table:display="false" table:show-details="true"/>
                <table:data-pilot-member table:name="57" table:display="false" table:show-details="true"/>
                <table:data-pilot-member table:name="58" table:display="false" table:show-details="true"/>
                <table:data-pilot-member table:name="59" table:display="false" table:show-details="true"/>
                <table:data-pilot-member table:name="60" table:display="false" table:show-details="true"/>
                <table:data-pilot-member table:name="61" table:display="false" table:show-details="true"/>
                <table:data-pilot-member table:name="62" table:display="false" table:show-details="true"/>
                <table:data-pilot-member table:name="63" table:display="false" table:show-details="true"/>
                <table:data-pilot-member table:name="64" table:display="false" table:show-details="true"/>
                <table:data-pilot-member table:name="65" table:display="false" table:show-details="true"/>
                <table:data-pilot-member table:name="66" table:display="false" table:show-details="true"/>
                <table:data-pilot-member table:name="67" table:display="false" table:show-details="true"/>
                <table:data-pilot-member table:name="68" table:display="false" table:show-details="true"/>
                <table:data-pilot-member table:name="69" table:display="false" table:show-details="true"/>
                <table:data-pilot-member table:name="70" table:display="false" table:show-details="true"/>
                <table:data-pilot-member table:name="71" table:display="false" table:show-details="true"/>
                <table:data-pilot-member table:name="72" table:display="false" table:show-details="true"/>
                <table:data-pilot-member table:name="73" table:display="false" table:show-details="true"/>
                <table:data-pilot-member table:name="74" table:display="false" table:show-details="true"/>
                <table:data-pilot-member table:name="75" table:display="false" table:show-details="true"/>
                <table:data-pilot-member table:name="76" table:display="false" table:show-details="true"/>
                <table:data-pilot-member table:name="77" table:display="false" table:show-details="true"/>
                <table:data-pilot-member table:name="78" table:display="false" table:show-details="true"/>
                <table:data-pilot-member table:name="79" table:display="false" table:show-details="true"/>
                <table:data-pilot-member table:name="80" table:display="false" table:show-details="true"/>
                <table:data-pilot-member table:name="81" table:display="false" table:show-details="true"/>
                <table:data-pilot-member table:name="82" table:display="false" table:show-details="true"/>
                <table:data-pilot-member table:name="83" table:display="false" table:show-details="true"/>
                <table:data-pilot-member table:name="84" table:display="false" table:show-details="true"/>
                <table:data-pilot-member table:name="85" table:display="false" table:show-details="true"/>
                <table:data-pilot-member table:name="86" table:display="false" table:show-details="true"/>
                <table:data-pilot-member table:name="87" table:display="false" table:show-details="true"/>
                <table:data-pilot-member table:name="88" table:display="false" table:show-details="true"/>
                <table:data-pilot-member table:name="89" table:display="false" table:show-details="true"/>
                <table:data-pilot-member table:name="90" table:display="false" table:show-details="true"/>
                <table:data-pilot-member table:name="91" table:display="false" table:show-details="true"/>
                <table:data-pilot-member table:name="92" table:display="false" table:show-details="true"/>
                <table:data-pilot-member table:name="93" table:display="false" table:show-details="true"/>
                <table:data-pilot-member table:name="94" table:display="false" table:show-details="true"/>
                <table:data-pilot-member table:name="95" table:display="false" table:show-details="true"/>
                <table:data-pilot-member table:name="96" table:display="false" table:show-details="true"/>
                <table:data-pilot-member table:name="97" table:display="false" table:show-details="true"/>
                <table:data-pilot-member table:name="98" table:display="false" table:show-details="true"/>
                <table:data-pilot-member table:name="99" table:display="false" table:show-details="true"/>
                <table:data-pilot-member table:name="100" table:display="false" table:show-details="true"/>
                <table:data-pilot-member table:name="101" table:display="false" table:show-details="true"/>
                <table:data-pilot-member table:name="102" table:display="false" table:show-details="true"/>
                <table:data-pilot-member table:name="103" table:display="false" table:show-details="true"/>
                <table:data-pilot-member table:name="104" table:display="false" table:show-details="true"/>
                <table:data-pilot-member table:name="105" table:display="false" table:show-details="true"/>
                <table:data-pilot-member table:name="106" table:display="false" table:show-details="true"/>
                <table:data-pilot-member table:name="107" table:display="false" table:show-details="true"/>
                <table:data-pilot-member table:name="108" table:display="false" table:show-details="true"/>
                <table:data-pilot-member table:name="109" table:display="false" table:show-details="true"/>
                <table:data-pilot-member table:name="110" table:display="false" table:show-details="true"/>
                <table:data-pilot-member table:name="111" table:display="false" table:show-details="true"/>
                <table:data-pilot-member table:name="112" table:display="false" table:show-details="true"/>
                <table:data-pilot-member table:name="113" table:display="false" table:show-details="true"/>
                <table:data-pilot-member table:name="114" table:display="false" table:show-details="true"/>
                <table:data-pilot-member table:name="115" table:display="false" table:show-details="true"/>
                <table:data-pilot-member table:name="116" table:display="false" table:show-details="true"/>
                <table:data-pilot-member table:name="117" table:display="false" table:show-details="true"/>
                <table:data-pilot-member table:name="118" table:display="false" table:show-details="true"/>
                <table:data-pilot-member table:name="119" table:display="false" table:show-details="true"/>
                <table:data-pilot-member table:name="120" table:display="false" table:show-details="true"/>
                <table:data-pilot-member table:name="121" table:display="false" table:show-details="true"/>
                <table:data-pilot-member table:name="122" table:display="false" table:show-details="true"/>
                <table:data-pilot-member table:name="123" table:display="false" table:show-details="true"/>
                <table:data-pilot-member table:name="124" table:display="false" table:show-details="true"/>
                <table:data-pilot-member table:name="125" table:display="false" table:show-details="true"/>
                <table:data-pilot-member table:name="126" table:display="false" table:show-details="true"/>
                <table:data-pilot-member table:name="127" table:display="false" table:show-details="true"/>
                <table:data-pilot-member table:name="128" table:display="false" table:show-details="true"/>
                <table:data-pilot-member table:name="129" table:display="false" table:show-details="true"/>
                <table:data-pilot-member table:name="130" table:display="false" table:show-details="true"/>
                <table:data-pilot-member table:name="131" table:display="false" table:show-details="true"/>
                <table:data-pilot-member table:name="132" table:display="false" table:show-details="true"/>
                <table:data-pilot-member table:name="133" table:display="false" table:show-details="true"/>
                <table:data-pilot-member table:name="134" table:display="false" table:show-details="true"/>
                <table:data-pilot-member table:name="135" table:display="false" table:show-details="true"/>
                <table:data-pilot-member table:name="136" table:display="false" table:show-details="true"/>
                <table:data-pilot-member table:name="137" table:display="false" table:show-details="true"/>
                <table:data-pilot-member table:name="138" table:display="false" table:show-details="true"/>
                <table:data-pilot-member table:name="139" table:display="false" table:show-details="true"/>
                <table:data-pilot-member table:name="140" table:display="false" table:show-details="true"/>
                <table:data-pilot-member table:name="141" table:display="false" table:show-details="true"/>
                <table:data-pilot-member table:name="142" table:display="false" table:show-details="true"/>
                <table:data-pilot-member table:name="143" table:display="false" table:show-details="true"/>
                <table:data-pilot-member table:name="144" table:display="false" table:show-details="true"/>
                <table:data-pilot-member table:name="145" table:display="false" table:show-details="true"/>
                <table:data-pilot-member table:name="146" table:display="false" table:show-details="true"/>
                <table:data-pilot-member table:name="147" table:display="false" table:show-details="true"/>
                <table:data-pilot-member table:name="148" table:display="false" table:show-details="true"/>
                <table:data-pilot-member table:name="149" table:display="false" table:show-details="true"/>
                <table:data-pilot-member table:name="150" table:display="false" table:show-details="true"/>
                <table:data-pilot-member table:name="151" table:display="false" table:show-details="true"/>
                <table:data-pilot-member table:name="152" table:display="false" table:show-details="true"/>
                <table:data-pilot-member table:name="153" table:display="false" table:show-details="true"/>
                <table:data-pilot-member table:name="154" table:display="false" table:show-details="true"/>
                <table:data-pilot-member table:name="155" table:display="false" table:show-details="true"/>
                <table:data-pilot-member table:name="156" table:display="false" table:show-details="true"/>
                <table:data-pilot-member table:name="157" table:display="false" table:show-details="true"/>
                <table:data-pilot-member table:name="158" table:display="false" table:show-details="true"/>
                <table:data-pilot-member table:name="159" table:display="false" table:show-details="true"/>
                <table:data-pilot-member table:name="160" table:display="false" table:show-details="true"/>
                <table:data-pilot-member table:name="161" table:display="false" table:show-details="true"/>
                <table:data-pilot-member table:name="162" table:display="false" table:show-details="true"/>
                <table:data-pilot-member table:name="163" table:display="false" table:show-details="true"/>
                <table:data-pilot-member table:name="164" table:display="false" table:show-details="true"/>
                <table:data-pilot-member table:name="165" table:display="false" table:show-details="true"/>
                <table:data-pilot-member table:name="166" table:display="false" table:show-details="true"/>
                <table:data-pilot-member table:name="167" table:display="false" table:show-details="true"/>
                <table:data-pilot-member table:name="168" table:display="false" table:show-details="true"/>
                <table:data-pilot-member table:name="169" table:display="false" table:show-details="true"/>
                <table:data-pilot-member table:name="170" table:display="false" table:show-details="true"/>
                <table:data-pilot-member table:name="171" table:display="false" table:show-details="true"/>
                <table:data-pilot-member table:name="172" table:display="false" table:show-details="true"/>
                <table:data-pilot-member table:name="173" table:display="false" table:show-details="true"/>
                <table:data-pilot-member table:name="174" table:display="false" table:show-details="true"/>
                <table:data-pilot-member table:name="175" table:display="false" table:show-details="true"/>
                <table:data-pilot-member table:name="176" table:display="false" table:show-details="true"/>
                <table:data-pilot-member table:name="177" table:display="false" table:show-details="true"/>
                <table:data-pilot-member table:name="178" table:display="false" table:show-details="true"/>
                <table:data-pilot-member table:name="179" table:display="false" table:show-details="true"/>
                <table:data-pilot-member table:name="180" table:display="false" table:show-details="true"/>
                <table:data-pilot-member table:name="181" table:display="false" table:show-details="true"/>
                <table:data-pilot-member table:name="182" table:display="false" table:show-details="true"/>
                <table:data-pilot-member table:name="183" table:display="false" table:show-details="true"/>
                <table:data-pilot-member table:name="184" table:display="false" table:show-details="true"/>
                <table:data-pilot-member table:name="185" table:display="false" table:show-details="true"/>
                <table:data-pilot-member table:name="186" table:display="false" table:show-details="true"/>
                <table:data-pilot-member table:name="187" table:display="false" table:show-details="true"/>
                <table:data-pilot-member table:name="188" table:display="false" table:show-details="true"/>
                <table:data-pilot-member table:name="189" table:display="false" table:show-details="true"/>
                <table:data-pilot-member table:name="190" table:display="false" table:show-details="true"/>
                <table:data-pilot-member table:name="191" table:display="false" table:show-details="true"/>
                <table:data-pilot-member table:name="192" table:display="false" table:show-details="true"/>
                <table:data-pilot-member table:name="193" table:display="false" table:show-details="true"/>
                <table:data-pilot-member table:name="194" table:display="false" table:show-details="true"/>
                <table:data-pilot-member table:name="195" table:display="false" table:show-details="true"/>
                <table:data-pilot-member table:name="196" table:display="false" table:show-details="true"/>
                <table:data-pilot-member table:name="197" table:display="false" table:show-details="true"/>
                <table:data-pilot-member table:name="198" table:display="false" table:show-details="true"/>
                <table:data-pilot-member table:name="199" table:display="false" table:show-details="true"/>
                <table:data-pilot-member table:name="200" table:display="false" table:show-details="true"/>
                <table:data-pilot-member table:name="201" table:display="false" table:show-details="true"/>
                <table:data-pilot-member table:name="202" table:display="false" table:show-details="true"/>
                <table:data-pilot-member table:name="203" table:display="false" table:show-details="true"/>
                <table:data-pilot-member table:name="204" table:display="false" table:show-details="true"/>
                <table:data-pilot-member table:name="205" table:display="false" table:show-details="true"/>
                <table:data-pilot-member table:name="206" table:display="false" table:show-details="true"/>
                <table:data-pilot-member table:name="207" table:display="false" table:show-details="true"/>
                <table:data-pilot-member table:name="208" table:display="false" table:show-details="true"/>
                <table:data-pilot-member table:name="209" table:display="false" table:show-details="true"/>
                <table:data-pilot-member table:name="210" table:display="false" table:show-details="true"/>
                <table:data-pilot-member table:name="211" table:display="false" table:show-details="true"/>
                <table:data-pilot-member table:name="212" table:display="false" table:show-details="true"/>
                <table:data-pilot-member table:name="213" table:display="false" table:show-details="true"/>
                <table:data-pilot-member table:name="214" table:display="false" table:show-details="true"/>
                <table:data-pilot-member table:name="215" table:display="false" table:show-details="true"/>
                <table:data-pilot-member table:name="216" table:display="false" table:show-details="true"/>
                <table:data-pilot-member table:name="217" table:display="false" table:show-details="true"/>
                <table:data-pilot-member table:name="218" table:display="false" table:show-details="true"/>
                <table:data-pilot-member table:name="219" table:display="false" table:show-details="true"/>
                <table:data-pilot-member table:name="220" table:display="false" table:show-details="true"/>
                <table:data-pilot-member table:name="221" table:display="false" table:show-details="true"/>
                <table:data-pilot-member table:name="222" table:display="false" table:show-details="true"/>
                <table:data-pilot-member table:name="223" table:display="false" table:show-details="true"/>
                <table:data-pilot-member table:name="224" table:display="false" table:show-details="true"/>
                <table:data-pilot-member table:name="225" table:display="false" table:show-details="true"/>
                <table:data-pilot-member table:name="226" table:display="false" table:show-details="true"/>
                <table:data-pilot-member table:name="227" table:display="false" table:show-details="true"/>
                <table:data-pilot-member table:name="228" table:display="false" table:show-details="true"/>
                <table:data-pilot-member table:name="229" table:display="false" table:show-details="true"/>
                <table:data-pilot-member table:name="230" table:display="false" table:show-details="true"/>
                <table:data-pilot-member table:name="231" table:display="false" table:show-details="true"/>
                <table:data-pilot-member table:name="232" table:display="false" table:show-details="true"/>
                <table:data-pilot-member table:name="233" table:display="false" table:show-details="true"/>
                <table:data-pilot-member table:name="234" table:display="false" table:show-details="true"/>
                <table:data-pilot-member table:name="235" table:display="false" table:show-details="true"/>
                <table:data-pilot-member table:name="236" table:display="false" table:show-details="true"/>
                <table:data-pilot-member table:name="237" table:display="false" table:show-details="true"/>
                <table:data-pilot-member table:name="238" table:display="false" table:show-details="true"/>
                <table:data-pilot-member table:name="239" table:display="false" table:show-details="true"/>
                <table:data-pilot-member table:name="240" table:display="false" table:show-details="true"/>
                <table:data-pilot-member table:name="241" table:display="false" table:show-details="true"/>
                <table:data-pilot-member table:name="242" table:display="false" table:show-details="true"/>
                <table:data-pilot-member table:name="243" table:display="false" table:show-details="true"/>
                <table:data-pilot-member table:name="244" table:display="false" table:show-details="true"/>
                <table:data-pilot-member table:name="245" table:display="false" table:show-details="true"/>
                <table:data-pilot-member table:name="246" table:display="false" table:show-details="true"/>
                <table:data-pilot-member table:name="247" table:display="false" table:show-details="true"/>
                <table:data-pilot-member table:name="248" table:display="false" table:show-details="true"/>
                <table:data-pilot-member table:name="249" table:display="false" table:show-details="true"/>
                <table:data-pilot-member table:name="250" table:display="false" table:show-details="true"/>
                <table:data-pilot-member table:name="251" table:display="false" table:show-details="true"/>
                <table:data-pilot-member table:name="252" table:display="false" table:show-details="true"/>
                <table:data-pilot-member table:name="253" table:display="false" table:show-details="true"/>
                <table:data-pilot-member table:name="254" table:display="false" table:show-details="true"/>
                <table:data-pilot-member table:name="255" table:display="false" table:show-details="true"/>
                <table:data-pilot-member table:name="256" table:display="false" table:show-details="true"/>
                <table:data-pilot-member table:name="257" table:display="false" table:show-details="true"/>
                <table:data-pilot-member table:name="258" table:display="false" table:show-details="true"/>
                <table:data-pilot-member table:name="259" table:display="false" table:show-details="true"/>
                <table:data-pilot-member table:name="260" table:display="false" table:show-details="true"/>
                <table:data-pilot-member table:name="261" table:display="false" table:show-details="true"/>
                <table:data-pilot-member table:name="262" table:display="false" table:show-details="true"/>
                <table:data-pilot-member table:name="263" table:display="false" table:show-details="true"/>
                <table:data-pilot-member table:name="264" table:display="false" table:show-details="true"/>
                <table:data-pilot-member table:name="265" table:display="false" table:show-details="true"/>
                <table:data-pilot-member table:name="266" table:display="false" table:show-details="true"/>
                <table:data-pilot-member table:name="267" table:display="false" table:show-details="true"/>
                <table:data-pilot-member table:name="268" table:display="false" table:show-details="true"/>
                <table:data-pilot-member table:name="269" table:display="false" table:show-details="true"/>
                <table:data-pilot-member table:name="270" table:display="false" table:show-details="true"/>
                <table:data-pilot-member table:name="271" table:display="false" table:show-details="true"/>
                <table:data-pilot-member table:name="272" table:display="false" table:show-details="true"/>
                <table:data-pilot-member table:name="273" table:display="false" table:show-details="true"/>
                <table:data-pilot-member table:name="274" table:display="false" table:show-details="true"/>
                <table:data-pilot-member table:name="275" table:display="false" table:show-details="true"/>
                <table:data-pilot-member table:name="276" table:display="false" table:show-details="true"/>
                <table:data-pilot-member table:name="277" table:display="false" table:show-details="true"/>
                <table:data-pilot-member table:name="278" table:display="false" table:show-details="true"/>
                <table:data-pilot-member table:name="279" table:display="false" table:show-details="true"/>
                <table:data-pilot-member table:name="280" table:display="false" table:show-details="true"/>
                <table:data-pilot-member table:name="281" table:display="false" table:show-details="true"/>
                <table:data-pilot-member table:name="282" table:display="false" table:show-details="true"/>
                <table:data-pilot-member table:name="283" table:display="false" table:show-details="true"/>
                <table:data-pilot-member table:name="284" table:display="false" table:show-details="true"/>
                <table:data-pilot-member table:name="285" table:display="false" table:show-details="true"/>
                <table:data-pilot-member table:name="286" table:display="false" table:show-details="true"/>
                <table:data-pilot-member table:name="287" table:display="false" table:show-details="true"/>
                <table:data-pilot-member table:name="288" table:display="false" table:show-details="true"/>
                <table:data-pilot-member table:name="289" table:display="false" table:show-details="true"/>
                <table:data-pilot-member table:name="290" table:display="false" table:show-details="true"/>
                <table:data-pilot-member table:name="291" table:display="false" table:show-details="true"/>
                <table:data-pilot-member table:name="292" table:display="false" table:show-details="true"/>
                <table:data-pilot-member table:name="293" table:display="false" table:show-details="true"/>
                <table:data-pilot-member table:name="294" table:display="false" table:show-details="true"/>
                <table:data-pilot-member table:name="295" table:display="false" table:show-details="true"/>
                <table:data-pilot-member table:name="296" table:display="false" table:show-details="true"/>
                <table:data-pilot-member table:name="297" table:display="false" table:show-details="true"/>
                <table:data-pilot-member table:name="298" table:display="false" table:show-details="true"/>
                <table:data-pilot-member table:name="299" table:display="false" table:show-details="true"/>
                <table:data-pilot-member table:name="300" table:display="false" table:show-details="true"/>
                <table:data-pilot-member table:name="301" table:display="false" table:show-details="true"/>
                <table:data-pilot-member table:name="302" table:display="false" table:show-details="true"/>
                <table:data-pilot-member table:name="303" table:display="false" table:show-details="true"/>
                <table:data-pilot-member table:name="304" table:display="false" table:show-details="true"/>
                <table:data-pilot-member table:name="305" table:display="false" table:show-details="true"/>
                <table:data-pilot-member table:name="306" table:display="false" table:show-details="true"/>
                <table:data-pilot-member table:name="307" table:display="false" table:show-details="true"/>
                <table:data-pilot-member table:name="308" table:display="false" table:show-details="true"/>
                <table:data-pilot-member table:name="309" table:display="false" table:show-details="true"/>
                <table:data-pilot-member table:name="310" table:display="false" table:show-details="true"/>
                <table:data-pilot-member table:name="311" table:display="false" table:show-details="true"/>
                <table:data-pilot-member table:name="312" table:display="false" table:show-details="true"/>
                <table:data-pilot-member table:name="313" table:display="false" table:show-details="true"/>
                <table:data-pilot-member table:name="314" table:display="false" table:show-details="true"/>
                <table:data-pilot-member table:name="315" table:display="false" table:show-details="true"/>
                <table:data-pilot-member table:name="316" table:display="false" table:show-details="true"/>
                <table:data-pilot-member table:name="317" table:display="false" table:show-details="true"/>
                <table:data-pilot-member table:name="318" table:display="false" table:show-details="true"/>
                <table:data-pilot-member table:name="319" table:display="false" table:show-details="true"/>
                <table:data-pilot-member table:name="320" table:display="false" table:show-details="true"/>
                <table:data-pilot-member table:name="321" table:display="false" table:show-details="true"/>
                <table:data-pilot-member table:name="322" table:display="false" table:show-details="true"/>
                <table:data-pilot-member table:name="323" table:display="false" table:show-details="true"/>
                <table:data-pilot-member table:name="324" table:display="false" table:show-details="true"/>
                <table:data-pilot-member table:name="325" table:display="false" table:show-details="true"/>
                <table:data-pilot-member table:name="326" table:display="false" table:show-details="true"/>
                <table:data-pilot-member table:name="327" table:display="false" table:show-details="true"/>
                <table:data-pilot-member table:name="328" table:display="false" table:show-details="true"/>
                <table:data-pilot-member table:name="329" table:display="false" table:show-details="true"/>
                <table:data-pilot-member table:name="330" table:display="false" table:show-details="true"/>
                <table:data-pilot-member table:name="331" table:display="false" table:show-details="true"/>
                <table:data-pilot-member table:name="332" table:display="false" table:show-details="true"/>
                <table:data-pilot-member table:name="333" table:display="false" table:show-details="true"/>
                <table:data-pilot-member table:name="334" table:display="false" table:show-details="true"/>
                <table:data-pilot-member table:name="335" table:display="false" table:show-details="true"/>
                <table:data-pilot-member table:name="336" table:display="false" table:show-details="true"/>
                <table:data-pilot-member table:name="337" table:display="false" table:show-details="true"/>
                <table:data-pilot-member table:name="338" table:display="false" table:show-details="true"/>
                <table:data-pilot-member table:name="339" table:display="false" table:show-details="true"/>
                <table:data-pilot-member table:name="340" table:display="false" table:show-details="true"/>
                <table:data-pilot-member table:name="341" table:display="false" table:show-details="true"/>
                <table:data-pilot-member table:name="342" table:display="false" table:show-details="true"/>
                <table:data-pilot-member table:name="343" table:display="false" table:show-details="true"/>
                <table:data-pilot-member table:name="344" table:display="false" table:show-details="true"/>
                <table:data-pilot-member table:name="345" table:display="false" table:show-details="true"/>
                <table:data-pilot-member table:name="346" table:display="false" table:show-details="true"/>
                <table:data-pilot-member table:name="347" table:display="false" table:show-details="true"/>
                <table:data-pilot-member table:name="348" table:display="false" table:show-details="true"/>
                <table:data-pilot-member table:name="349" table:display="false" table:show-details="true"/>
                <table:data-pilot-member table:name="350" table:display="false" table:show-details="true"/>
                <table:data-pilot-member table:name="351" table:display="false" table:show-details="true"/>
                <table:data-pilot-member table:name="352" table:display="false" table:show-details="true"/>
                <table:data-pilot-member table:name="353" table:display="false" table:show-details="true"/>
                <table:data-pilot-member table:name="354" table:display="false" table:show-details="true"/>
                <table:data-pilot-member table:name="355" table:display="false" table:show-details="true"/>
                <table:data-pilot-member table:name="356" table:display="false" table:show-details="true"/>
                <table:data-pilot-member table:name="357" table:display="false" table:show-details="true"/>
                <table:data-pilot-member table:name="358" table:display="false" table:show-details="true"/>
                <table:data-pilot-member table:name="359" table:display="false" table:show-details="true"/>
                <table:data-pilot-member table:name="360" table:display="false" table:show-details="true"/>
                <table:data-pilot-member table:name="361" table:display="false" table:show-details="true"/>
                <table:data-pilot-member table:name="362" table:display="false" table:show-details="true"/>
                <table:data-pilot-member table:name="363" table:display="false" table:show-details="true"/>
                <table:data-pilot-member table:name="364" table:display="false" table:show-details="true"/>
                <table:data-pilot-member table:name="365" table:display="false" table:show-details="true"/>
                <table:data-pilot-member table:name="366" table:display="false" table:show-details="true"/>
                <table:data-pilot-member table:name="367" table:display="false" table:show-details="true"/>
                <table:data-pilot-member table:name="368" table:display="false" table:show-details="true"/>
                <table:data-pilot-member table:name="369" table:display="false" table:show-details="true"/>
                <table:data-pilot-member table:name="370" table:display="false" table:show-details="true"/>
                <table:data-pilot-member table:name="371" table:display="false" table:show-details="true"/>
                <table:data-pilot-member table:name="372" table:display="false" table:show-details="true"/>
                <table:data-pilot-member table:name="373" table:display="false" table:show-details="true"/>
                <table:data-pilot-member table:name="374" table:display="false" table:show-details="true"/>
                <table:data-pilot-member table:name="375" table:display="false" table:show-details="true"/>
                <table:data-pilot-member table:name="376" table:display="false" table:show-details="true"/>
                <table:data-pilot-member table:name="377" table:display="false" table:show-details="true"/>
                <table:data-pilot-member table:name="378" table:display="false" table:show-details="true"/>
                <table:data-pilot-member table:name="379" table:display="false" table:show-details="true"/>
                <table:data-pilot-member table:name="380" table:display="false" table:show-details="true"/>
                <table:data-pilot-member table:name="381" table:display="false" table:show-details="true"/>
                <table:data-pilot-member table:name="382" table:display="false" table:show-details="true"/>
                <table:data-pilot-member table:name="383" table:display="false" table:show-details="true"/>
                <table:data-pilot-member table:name="384" table:display="false" table:show-details="true"/>
                <table:data-pilot-member table:name="385" table:display="false" table:show-details="true"/>
                <table:data-pilot-member table:name="386" table:display="false" table:show-details="true"/>
                <table:data-pilot-member table:name="387" table:display="false" table:show-details="true"/>
                <table:data-pilot-member table:name="388" table:display="false" table:show-details="true"/>
                <table:data-pilot-member table:name="389" table:display="false" table:show-details="true"/>
                <table:data-pilot-member table:name="390" table:display="false" table:show-details="true"/>
                <table:data-pilot-member table:name="391" table:display="false" table:show-details="true"/>
                <table:data-pilot-member table:name="392" table:display="false" table:show-details="true"/>
                <table:data-pilot-member table:name="393" table:display="false" table:show-details="true"/>
                <table:data-pilot-member table:name="394" table:display="false" table:show-details="true"/>
                <table:data-pilot-member table:name="395" table:display="false" table:show-details="true"/>
                <table:data-pilot-member table:name="396" table:display="false" table:show-details="true"/>
                <table:data-pilot-member table:name="397" table:display="false" table:show-details="true"/>
                <table:data-pilot-member table:name="398" table:display="false" table:show-details="true"/>
                <table:data-pilot-member table:name="399" table:display="false" table:show-details="true"/>
                <table:data-pilot-member table:name="400" table:display="false" table:show-details="true"/>
                <table:data-pilot-member table:name="401" table:display="false" table:show-details="true"/>
                <table:data-pilot-member table:name="402" table:display="false" table:show-details="true"/>
                <table:data-pilot-member table:name="403" table:display="false" table:show-details="true"/>
                <table:data-pilot-member table:name="404" table:display="false" table:show-details="true"/>
                <table:data-pilot-member table:name="405" table:display="false" table:show-details="true"/>
                <table:data-pilot-member table:name="406" table:display="false" table:show-details="true"/>
                <table:data-pilot-member table:name="407" table:display="false" table:show-details="true"/>
                <table:data-pilot-member table:name="408" table:display="false" table:show-details="true"/>
                <table:data-pilot-member table:name="409" table:display="false" table:show-details="true"/>
                <table:data-pilot-member table:name="410" table:display="false" table:show-details="true"/>
                <table:data-pilot-member table:name="411" table:display="false" table:show-details="true"/>
                <table:data-pilot-member table:name="412" table:display="false" table:show-details="true"/>
                <table:data-pilot-member table:name="413" table:display="false" table:show-details="true"/>
                <table:data-pilot-member table:name="414" table:display="false" table:show-details="true"/>
                <table:data-pilot-member table:name="415" table:display="false" table:show-details="true"/>
                <table:data-pilot-member table:name="416" table:display="false" table:show-details="true"/>
                <table:data-pilot-member table:name="417" table:display="false" table:show-details="true"/>
                <table:data-pilot-member table:name="418" table:display="false" table:show-details="true"/>
                <table:data-pilot-member table:name="419" table:display="false" table:show-details="true"/>
                <table:data-pilot-member table:name="420" table:display="false" table:show-details="true"/>
                <table:data-pilot-member table:name="421" table:display="false" table:show-details="true"/>
                <table:data-pilot-member table:name="422" table:display="false" table:show-details="true"/>
                <table:data-pilot-member table:name="423" table:display="false" table:show-details="true"/>
                <table:data-pilot-member table:name="424" table:display="false" table:show-details="true"/>
                <table:data-pilot-member table:name="425" table:display="false" table:show-details="true"/>
                <table:data-pilot-member table:name="426" table:display="false" table:show-details="true"/>
                <table:data-pilot-member table:name="427" table:display="false" table:show-details="true"/>
                <table:data-pilot-member table:name="428" table:display="false" table:show-details="true"/>
                <table:data-pilot-member table:name="429" table:display="false" table:show-details="true"/>
                <table:data-pilot-member table:name="430" table:display="false" table:show-details="true"/>
                <table:data-pilot-member table:name="431" table:display="false" table:show-details="true"/>
                <table:data-pilot-member table:name="432" table:display="false" table:show-details="true"/>
                <table:data-pilot-member table:name="433" table:display="false" table:show-details="true"/>
                <table:data-pilot-member table:name="434" table:display="false" table:show-details="true"/>
                <table:data-pilot-member table:name="435" table:display="false" table:show-details="true"/>
                <table:data-pilot-member table:name="436" table:display="false" table:show-details="true"/>
                <table:data-pilot-member table:name="437" table:display="false" table:show-details="true"/>
                <table:data-pilot-member table:name="438" table:display="false" table:show-details="true"/>
                <table:data-pilot-member table:name="439" table:display="false" table:show-details="true"/>
                <table:data-pilot-member table:name="440" table:display="false" table:show-details="true"/>
                <table:data-pilot-member table:name="441" table:display="false" table:show-details="true"/>
                <table:data-pilot-member table:name="442" table:display="false" table:show-details="true"/>
                <table:data-pilot-member table:name="443" table:display="false" table:show-details="true"/>
                <table:data-pilot-member table:name="444" table:display="false" table:show-details="true"/>
                <table:data-pilot-member table:name="445" table:display="false" table:show-details="true"/>
                <table:data-pilot-member table:name="446" table:display="false" table:show-details="true"/>
                <table:data-pilot-member table:name="447" table:display="false" table:show-details="true"/>
                <table:data-pilot-member table:name="448" table:display="false" table:show-details="true"/>
                <table:data-pilot-member table:name="449" table:display="false" table:show-details="true"/>
                <table:data-pilot-member table:name="450" table:display="false" table:show-details="true"/>
                <table:data-pilot-member table:name="451" table:display="false" table:show-details="true"/>
                <table:data-pilot-member table:name="452" table:display="false" table:show-details="true"/>
                <table:data-pilot-member table:name="453" table:display="false" table:show-details="true"/>
                <table:data-pilot-member table:name="454" table:display="false" table:show-details="true"/>
                <table:data-pilot-member table:name="455" table:display="false" table:show-details="true"/>
                <table:data-pilot-member table:name="456" table:display="false" table:show-details="true"/>
                <table:data-pilot-member table:name="457" table:display="false" table:show-details="true"/>
                <table:data-pilot-member table:name="458" table:display="false" table:show-details="true"/>
                <table:data-pilot-member table:name="459" table:display="false" table:show-details="true"/>
                <table:data-pilot-member table:name="460" table:display="false" table:show-details="true"/>
                <table:data-pilot-member table:name="461" table:display="false" table:show-details="true"/>
                <table:data-pilot-member table:name="462" table:display="false" table:show-details="true"/>
                <table:data-pilot-member table:name="463" table:display="false" table:show-details="true"/>
                <table:data-pilot-member table:name="464" table:display="false" table:show-details="true"/>
                <table:data-pilot-member table:name="465" table:display="false" table:show-details="true"/>
                <table:data-pilot-member table:name="466" table:display="false" table:show-details="true"/>
                <table:data-pilot-member table:name="467" table:display="false" table:show-details="true"/>
                <table:data-pilot-member table:name="468" table:display="false" table:show-details="true"/>
                <table:data-pilot-member table:name="469" table:display="false" table:show-details="true"/>
                <table:data-pilot-member table:name="470" table:display="false" table:show-details="true"/>
                <table:data-pilot-member table:name="471" table:display="false" table:show-details="true"/>
                <table:data-pilot-member table:name="472" table:display="false" table:show-details="true"/>
                <table:data-pilot-member table:name="473" table:display="false" table:show-details="true"/>
                <table:data-pilot-member table:name="474" table:display="false" table:show-details="true"/>
                <table:data-pilot-member table:name="475" table:display="false" table:show-details="true"/>
                <table:data-pilot-member table:name="476" table:display="false" table:show-details="true"/>
                <table:data-pilot-member table:name="477" table:display="false" table:show-details="true"/>
                <table:data-pilot-member table:name="478" table:display="false" table:show-details="true"/>
                <table:data-pilot-member table:name="479" table:display="false" table:show-details="true"/>
                <table:data-pilot-member table:name="480" table:display="false" table:show-details="true"/>
                <table:data-pilot-member table:name="481" table:display="false" table:show-details="true"/>
                <table:data-pilot-member table:name="482" table:display="false" table:show-details="true"/>
                <table:data-pilot-member table:name="483" table:display="false" table:show-details="true"/>
                <table:data-pilot-member table:name="484" table:display="false" table:show-details="true"/>
                <table:data-pilot-member table:name="485" table:display="false" table:show-details="true"/>
                <table:data-pilot-member table:name="486" table:display="false" table:show-details="true"/>
                <table:data-pilot-member table:name="487" table:display="false" table:show-details="true"/>
                <table:data-pilot-member table:name="488" table:display="false" table:show-details="true"/>
                <table:data-pilot-member table:name="489" table:display="false" table:show-details="true"/>
                <table:data-pilot-member table:name="490" table:display="false" table:show-details="true"/>
                <table:data-pilot-member table:name="491" table:display="false" table:show-details="true"/>
                <table:data-pilot-member table:name="492" table:display="false" table:show-details="true"/>
                <table:data-pilot-member table:name="493" table:display="false" table:show-details="true"/>
                <table:data-pilot-member table:name="494" table:display="false" table:show-details="true"/>
                <table:data-pilot-member table:name="495" table:display="false" table:show-details="true"/>
                <table:data-pilot-member table:name="496" table:display="false" table:show-details="true"/>
                <table:data-pilot-member table:name="497" table:display="false" table:show-details="true"/>
                <table:data-pilot-member table:name="498" table:display="false" table:show-details="true"/>
                <table:data-pilot-member table:name="499" table:display="false" table:show-details="true"/>
                <table:data-pilot-member table:name="500" table:display="false" table:show-details="true"/>
                <table:data-pilot-member table:name="501" table:display="false" table:show-details="true"/>
                <table:data-pilot-member table:name="502" table:display="false" table:show-details="true"/>
                <table:data-pilot-member table:name="503" table:display="false" table:show-details="true"/>
                <table:data-pilot-member table:name="504" table:display="false" table:show-details="true"/>
                <table:data-pilot-member table:name="505" table:display="false" table:show-details="true"/>
                <table:data-pilot-member table:name="506" table:display="false" table:show-details="true"/>
                <table:data-pilot-member table:name="507" table:display="false" table:show-details="true"/>
                <table:data-pilot-member table:name="508" table:display="false" table:show-details="true"/>
                <table:data-pilot-member table:name="509" table:display="false" table:show-details="true"/>
                <table:data-pilot-member table:name="510" table:display="false" table:show-details="true"/>
                <table:data-pilot-member table:name="511" table:display="false" table:show-details="true"/>
                <table:data-pilot-member table:name="512" table:display="false" table:show-details="true"/>
                <table:data-pilot-member table:name="513" table:display="false" table:show-details="true"/>
                <table:data-pilot-member table:name="514" table:display="false" table:show-details="true"/>
                <table:data-pilot-member table:name="515" table:display="false" table:show-details="true"/>
                <table:data-pilot-member table:name="516" table:display="false" table:show-details="true"/>
                <table:data-pilot-member table:name="517" table:display="false" table:show-details="true"/>
                <table:data-pilot-member table:name="518" table:display="false" table:show-details="true"/>
                <table:data-pilot-member table:name="519" table:display="false" table:show-details="true"/>
                <table:data-pilot-member table:name="520" table:display="false" table:show-details="true"/>
                <table:data-pilot-member table:name="521" table:display="false" table:show-details="true"/>
                <table:data-pilot-member table:name="522" table:display="false" table:show-details="true"/>
                <table:data-pilot-member table:name="523" table:display="false" table:show-details="true"/>
                <table:data-pilot-member table:name="524" table:display="false" table:show-details="true"/>
                <table:data-pilot-member table:name="525" table:display="false" table:show-details="true"/>
                <table:data-pilot-member table:name="526" table:display="false" table:show-details="true"/>
                <table:data-pilot-member table:name="527" table:display="false" table:show-details="true"/>
                <table:data-pilot-member table:name="528" table:display="false" table:show-details="true"/>
                <table:data-pilot-member table:name="529" table:display="false" table:show-details="true"/>
                <table:data-pilot-member table:name="530" table:display="false" table:show-details="true"/>
                <table:data-pilot-member table:name="531" table:display="false" table:show-details="true"/>
                <table:data-pilot-member table:name="532" table:display="false" table:show-details="true"/>
                <table:data-pilot-member table:name="533" table:display="false" table:show-details="true"/>
                <table:data-pilot-member table:name="534" table:display="false" table:show-details="true"/>
                <table:data-pilot-member table:name="535" table:display="false" table:show-details="true"/>
                <table:data-pilot-member table:name="536" table:display="false" table:show-details="true"/>
                <table:data-pilot-member table:name="537" table:display="false" table:show-details="true"/>
                <table:data-pilot-member table:name="538" table:display="false" table:show-details="true"/>
                <table:data-pilot-member table:name="539" table:display="false" table:show-details="true"/>
                <table:data-pilot-member table:name="540" table:display="false" table:show-details="true"/>
                <table:data-pilot-member table:name="541" table:display="false" table:show-details="true"/>
                <table:data-pilot-member table:name="542" table:display="false" table:show-details="true"/>
                <table:data-pilot-member table:name="543" table:display="false" table:show-details="true"/>
                <table:data-pilot-member table:name="544" table:display="false" table:show-details="true"/>
                <table:data-pilot-member table:name="545" table:display="false" table:show-details="true"/>
                <table:data-pilot-member table:name="546" table:display="false" table:show-details="true"/>
                <table:data-pilot-member table:name="547" table:display="false" table:show-details="true"/>
                <table:data-pilot-member table:name="548" table:display="false" table:show-details="true"/>
                <table:data-pilot-member table:name="549" table:display="false" table:show-details="true"/>
                <table:data-pilot-member table:name="550" table:display="false" table:show-details="true"/>
                <table:data-pilot-member table:name="551" table:display="false" table:show-details="true"/>
                <table:data-pilot-member table:name="552" table:display="false" table:show-details="true"/>
                <table:data-pilot-member table:name="553" table:display="false" table:show-details="true"/>
                <table:data-pilot-member table:name="554" table:display="false" table:show-details="true"/>
                <table:data-pilot-member table:name="555" table:display="false" table:show-details="true"/>
                <table:data-pilot-member table:name="556" table:display="false" table:show-details="true"/>
                <table:data-pilot-member table:name="557" table:display="false" table:show-details="true"/>
                <table:data-pilot-member table:name="558" table:display="false" table:show-details="true"/>
                <table:data-pilot-member table:name="559" table:display="false" table:show-details="true"/>
                <table:data-pilot-member table:name="560" table:display="false" table:show-details="true"/>
                <table:data-pilot-member table:name="561" table:display="false" table:show-details="true"/>
                <table:data-pilot-member table:name="562" table:display="false" table:show-details="true"/>
                <table:data-pilot-member table:name="563" table:display="false" table:show-details="true"/>
                <table:data-pilot-member table:name="564" table:display="false" table:show-details="true"/>
                <table:data-pilot-member table:name="565" table:display="false" table:show-details="true"/>
                <table:data-pilot-member table:name="566" table:display="false" table:show-details="true"/>
                <table:data-pilot-member table:name="567" table:display="false" table:show-details="true"/>
                <table:data-pilot-member table:name="568" table:display="false" table:show-details="true"/>
                <table:data-pilot-member table:name="569" table:display="false" table:show-details="true"/>
                <table:data-pilot-member table:name="570" table:display="false" table:show-details="true"/>
                <table:data-pilot-member table:name="571" table:display="false" table:show-details="true"/>
                <table:data-pilot-member table:name="572" table:display="false" table:show-details="true"/>
                <table:data-pilot-member table:name="573" table:display="false" table:show-details="true"/>
                <table:data-pilot-member table:name="574" table:display="false" table:show-details="true"/>
                <table:data-pilot-member table:name="575" table:display="false" table:show-details="true"/>
                <table:data-pilot-member table:name="576" table:display="false" table:show-details="true"/>
                <table:data-pilot-member table:name="577" table:display="false" table:show-details="true"/>
                <table:data-pilot-member table:name="578" table:display="false" table:show-details="true"/>
                <table:data-pilot-member table:name="579" table:display="false" table:show-details="true"/>
                <table:data-pilot-member table:name="580" table:display="false" table:show-details="true"/>
                <table:data-pilot-member table:name="581" table:display="false" table:show-details="true"/>
                <table:data-pilot-member table:name="582" table:display="false" table:show-details="true"/>
                <table:data-pilot-member table:name="583" table:display="false" table:show-details="true"/>
                <table:data-pilot-member table:name="584" table:display="false" table:show-details="true"/>
                <table:data-pilot-member table:name="585" table:display="false" table:show-details="true"/>
                <table:data-pilot-member table:name="586" table:display="false" table:show-details="true"/>
                <table:data-pilot-member table:name="587" table:display="false" table:show-details="true"/>
                <table:data-pilot-member table:name="588" table:display="false" table:show-details="true"/>
                <table:data-pilot-member table:name="589" table:display="false" table:show-details="true"/>
                <table:data-pilot-member table:name="590" table:display="false" table:show-details="true"/>
                <table:data-pilot-member table:name="591" table:display="false" table:show-details="true"/>
                <table:data-pilot-member table:name="592" table:display="false" table:show-details="true"/>
                <table:data-pilot-member table:name="593" table:display="false" table:show-details="true"/>
                <table:data-pilot-member table:name="594" table:display="false" table:show-details="true"/>
                <table:data-pilot-member table:name="595" table:display="false" table:show-details="true"/>
                <table:data-pilot-member table:name="596" table:display="false" table:show-details="true"/>
                <table:data-pilot-member table:name="597" table:display="false" table:show-details="true"/>
                <table:data-pilot-member table:name="598" table:display="false" table:show-details="true"/>
                <table:data-pilot-member table:name="599" table:display="false" table:show-details="true"/>
                <table:data-pilot-member table:name="600" table:display="false" table:show-details="true"/>
                <table:data-pilot-member table:name="601" table:display="false" table:show-details="true"/>
                <table:data-pilot-member table:name="602" table:display="false" table:show-details="true"/>
                <table:data-pilot-member table:name="603" table:display="false" table:show-details="true"/>
                <table:data-pilot-member table:name="604" table:display="false" table:show-details="true"/>
                <table:data-pilot-member table:name="605" table:display="false" table:show-details="true"/>
                <table:data-pilot-member table:name="606" table:display="false" table:show-details="true"/>
                <table:data-pilot-member table:name="607" table:display="false" table:show-details="true"/>
                <table:data-pilot-member table:name="608" table:display="false" table:show-details="true"/>
                <table:data-pilot-member table:name="609" table:display="false" table:show-details="true"/>
                <table:data-pilot-member table:name="610" table:display="false" table:show-details="true"/>
                <table:data-pilot-member table:name="611" table:display="false" table:show-details="true"/>
                <table:data-pilot-member table:name="612" table:display="false" table:show-details="true"/>
                <table:data-pilot-member table:name="613" table:display="false" table:show-details="true"/>
                <table:data-pilot-member table:name="614" table:display="false" table:show-details="true"/>
                <table:data-pilot-member table:name="615" table:display="false" table:show-details="true"/>
                <table:data-pilot-member table:name="616" table:display="false" table:show-details="true"/>
                <table:data-pilot-member table:name="617" table:display="false" table:show-details="true"/>
                <table:data-pilot-member table:name="618" table:display="false" table:show-details="true"/>
                <table:data-pilot-member table:name="619" table:display="false" table:show-details="true"/>
                <table:data-pilot-member table:name="620" table:display="false" table:show-details="true"/>
                <table:data-pilot-member table:name="621" table:display="false" table:show-details="true"/>
                <table:data-pilot-member table:name="622" table:display="false" table:show-details="true"/>
                <table:data-pilot-member table:name="623" table:display="false" table:show-details="true"/>
                <table:data-pilot-member table:name="624" table:display="false" table:show-details="true"/>
                <table:data-pilot-member table:name="625" table:display="false" table:show-details="true"/>
                <table:data-pilot-member table:name="626" table:display="false" table:show-details="true"/>
                <table:data-pilot-member table:name="627" table:display="false" table:show-details="true"/>
                <table:data-pilot-member table:name="628" table:display="false" table:show-details="true"/>
                <table:data-pilot-member table:name="629" table:display="false" table:show-details="true"/>
                <table:data-pilot-member table:name="630" table:display="false" table:show-details="true"/>
                <table:data-pilot-member table:name="631" table:display="false" table:show-details="true"/>
                <table:data-pilot-member table:name="632" table:display="false" table:show-details="true"/>
                <table:data-pilot-member table:name="633" table:display="false" table:show-details="true"/>
                <table:data-pilot-member table:name="634" table:display="false" table:show-details="true"/>
                <table:data-pilot-member table:name="635" table:display="false" table:show-details="true"/>
                <table:data-pilot-member table:name="636" table:display="false" table:show-details="true"/>
                <table:data-pilot-member table:name="637" table:display="false" table:show-details="true"/>
                <table:data-pilot-member table:name="638" table:display="false" table:show-details="true"/>
                <table:data-pilot-member table:name="639" table:display="false" table:show-details="true"/>
                <table:data-pilot-member table:name="640" table:display="false" table:show-details="true"/>
                <table:data-pilot-member table:name="641" table:display="false" table:show-details="true"/>
                <table:data-pilot-member table:name="642" table:display="false" table:show-details="true"/>
                <table:data-pilot-member table:name="643" table:display="false" table:show-details="true"/>
                <table:data-pilot-member table:name="644" table:display="false" table:show-details="true"/>
                <table:data-pilot-member table:name="645" table:display="false" table:show-details="true"/>
                <table:data-pilot-member table:name="646" table:display="false" table:show-details="true"/>
                <table:data-pilot-member table:name="647" table:display="false" table:show-details="true"/>
                <table:data-pilot-member table:name="648" table:display="false" table:show-details="true"/>
                <table:data-pilot-member table:name="649" table:display="false" table:show-details="true"/>
                <table:data-pilot-member table:name="650" table:display="false" table:show-details="true"/>
                <table:data-pilot-member table:name="651" table:display="false" table:show-details="true"/>
                <table:data-pilot-member table:name="652" table:display="false" table:show-details="true"/>
                <table:data-pilot-member table:name="653" table:display="false" table:show-details="true"/>
                <table:data-pilot-member table:name="654" table:display="false" table:show-details="true"/>
                <table:data-pilot-member table:name="655" table:display="false" table:show-details="true"/>
                <table:data-pilot-member table:name="656" table:display="false" table:show-details="true"/>
                <table:data-pilot-member table:name="657" table:display="false" table:show-details="true"/>
                <table:data-pilot-member table:name="658" table:display="false" table:show-details="true"/>
                <table:data-pilot-member table:name="659" table:display="false" table:show-details="true"/>
                <table:data-pilot-member table:name="660" table:display="false" table:show-details="true"/>
                <table:data-pilot-member table:name="661" table:display="false" table:show-details="true"/>
                <table:data-pilot-member table:name="662" table:display="false" table:show-details="true"/>
                <table:data-pilot-member table:name="663" table:display="false" table:show-details="true"/>
                <table:data-pilot-member table:name="664" table:display="false" table:show-details="true"/>
                <table:data-pilot-member table:name="665" table:display="false" table:show-details="true"/>
                <table:data-pilot-member table:name="666" table:display="false" table:show-details="true"/>
                <table:data-pilot-member table:name="667" table:display="false" table:show-details="true"/>
                <table:data-pilot-member table:name="668" table:display="false" table:show-details="true"/>
                <table:data-pilot-member table:name="669" table:display="false" table:show-details="true"/>
                <table:data-pilot-member table:name="670" table:display="false" table:show-details="true"/>
                <table:data-pilot-member table:name="671" table:display="false" table:show-details="true"/>
                <table:data-pilot-member table:name="672" table:display="false" table:show-details="true"/>
                <table:data-pilot-member table:name="673" table:display="false" table:show-details="true"/>
                <table:data-pilot-member table:name="674" table:display="false" table:show-details="true"/>
                <table:data-pilot-member table:name="675" table:display="false" table:show-details="true"/>
                <table:data-pilot-member table:name="676" table:display="false" table:show-details="true"/>
                <table:data-pilot-member table:name="677" table:display="false" table:show-details="true"/>
                <table:data-pilot-member table:name="678" table:display="false" table:show-details="true"/>
                <table:data-pilot-member table:name="679" table:display="false" table:show-details="true"/>
                <table:data-pilot-member table:name="680" table:display="false" table:show-details="true"/>
                <table:data-pilot-member table:name="681" table:display="false" table:show-details="true"/>
                <table:data-pilot-member table:name="682" table:display="false" table:show-details="true"/>
                <table:data-pilot-member table:name="683" table:display="false" table:show-details="true"/>
                <table:data-pilot-member table:name="684" table:display="false" table:show-details="true"/>
                <table:data-pilot-member table:name="685" table:display="false" table:show-details="true"/>
                <table:data-pilot-member table:name="686" table:display="false" table:show-details="true"/>
                <table:data-pilot-member table:name="687" table:display="false" table:show-details="true"/>
                <table:data-pilot-member table:name="688" table:display="false" table:show-details="true"/>
                <table:data-pilot-member table:name="689" table:display="false" table:show-details="true"/>
                <table:data-pilot-member table:name="690" table:display="false" table:show-details="true"/>
                <table:data-pilot-member table:name="691" table:display="false" table:show-details="true"/>
                <table:data-pilot-member table:name="692" table:display="false" table:show-details="true"/>
                <table:data-pilot-member table:name="693" table:display="false" table:show-details="true"/>
                <table:data-pilot-member table:name="694" table:display="false" table:show-details="true"/>
                <table:data-pilot-member table:name="695" table:display="false" table:show-details="true"/>
                <table:data-pilot-member table:name="696" table:display="false" table:show-details="true"/>
                <table:data-pilot-member table:name="697" table:display="false" table:show-details="true"/>
                <table:data-pilot-member table:name="698" table:display="false" table:show-details="true"/>
                <table:data-pilot-member table:name="699" table:display="false" table:show-details="true"/>
                <table:data-pilot-member table:name="700" table:display="false" table:show-details="true"/>
                <table:data-pilot-member table:name="701" table:display="false" table:show-details="true"/>
                <table:data-pilot-member table:name="702" table:display="false" table:show-details="true"/>
                <table:data-pilot-member table:name="703" table:display="false" table:show-details="true"/>
                <table:data-pilot-member table:name="704" table:display="false" table:show-details="true"/>
                <table:data-pilot-member table:name="705" table:display="false" table:show-details="true"/>
                <table:data-pilot-member table:name="706" table:display="false" table:show-details="true"/>
                <table:data-pilot-member table:name="707" table:display="false" table:show-details="true"/>
                <table:data-pilot-member table:name="708" table:display="false" table:show-details="true"/>
                <table:data-pilot-member table:name="709" table:display="false" table:show-details="true"/>
                <table:data-pilot-member table:name="710" table:display="false" table:show-details="true"/>
                <table:data-pilot-member table:name="711" table:display="false" table:show-details="true"/>
                <table:data-pilot-member table:name="712" table:display="false" table:show-details="true"/>
                <table:data-pilot-member table:name="713" table:display="false" table:show-details="true"/>
                <table:data-pilot-member table:name="714" table:display="false" table:show-details="true"/>
                <table:data-pilot-member table:name="715" table:display="false" table:show-details="true"/>
                <table:data-pilot-member table:name="716" table:display="false" table:show-details="true"/>
                <table:data-pilot-member table:name="717" table:display="false" table:show-details="true"/>
                <table:data-pilot-member table:name="718" table:display="false" table:show-details="true"/>
                <table:data-pilot-member table:name="719" table:display="false" table:show-details="true"/>
                <table:data-pilot-member table:name="720" table:display="false" table:show-details="true"/>
                <table:data-pilot-member table:name="721" table:display="false" table:show-details="true"/>
                <table:data-pilot-member table:name="722" table:display="false" table:show-details="true"/>
                <table:data-pilot-member table:name="723" table:display="false" table:show-details="true"/>
                <table:data-pilot-member table:name="724" table:display="false" table:show-details="true"/>
                <table:data-pilot-member table:name="725" table:display="false" table:show-details="true"/>
                <table:data-pilot-member table:name="726" table:display="false" table:show-details="true"/>
                <table:data-pilot-member table:name="727" table:display="false" table:show-details="true"/>
                <table:data-pilot-member table:name="728" table:display="false" table:show-details="true"/>
                <table:data-pilot-member table:name="729" table:display="false" table:show-details="true"/>
                <table:data-pilot-member table:name="730" table:display="false" table:show-details="true"/>
                <table:data-pilot-member table:name="731" table:display="false" table:show-details="true"/>
                <table:data-pilot-member table:name="732" table:display="false" table:show-details="true"/>
                <table:data-pilot-member table:name="733" table:display="false" table:show-details="true"/>
                <table:data-pilot-member table:name="734" table:display="false" table:show-details="true"/>
                <table:data-pilot-member table:name="735" table:display="false" table:show-details="true"/>
                <table:data-pilot-member table:name="736" table:display="false" table:show-details="true"/>
                <table:data-pilot-member table:name="737" table:display="false" table:show-details="true"/>
                <table:data-pilot-member table:name="738" table:display="false" table:show-details="true"/>
                <table:data-pilot-member table:name="739" table:display="false" table:show-details="true"/>
                <table:data-pilot-member table:name="740" table:display="false" table:show-details="true"/>
                <table:data-pilot-member table:name="741" table:display="false" table:show-details="true"/>
                <table:data-pilot-member table:name="742" table:display="false" table:show-details="true"/>
                <table:data-pilot-member table:name="743" table:display="false" table:show-details="true"/>
                <table:data-pilot-member table:name="744" table:display="false" table:show-details="true"/>
                <table:data-pilot-member table:name="745" table:display="false" table:show-details="true"/>
                <table:data-pilot-member table:name="746" table:display="false" table:show-details="true"/>
                <table:data-pilot-member table:name="747" table:display="false" table:show-details="true"/>
                <table:data-pilot-member table:name="748" table:display="false" table:show-details="true"/>
                <table:data-pilot-member table:name="749" table:display="false" table:show-details="true"/>
                <table:data-pilot-member table:name="750" table:display="false" table:show-details="true"/>
                <table:data-pilot-member table:name="751" table:display="false" table:show-details="true"/>
                <table:data-pilot-member table:name="752" table:display="false" table:show-details="true"/>
                <table:data-pilot-member table:name="753" table:display="false" table:show-details="true"/>
                <table:data-pilot-member table:name="754" table:display="false" table:show-details="true"/>
                <table:data-pilot-member table:name="755" table:display="false" table:show-details="true"/>
                <table:data-pilot-member table:name="756" table:display="false" table:show-details="true"/>
                <table:data-pilot-member table:name="757" table:display="false" table:show-details="true"/>
                <table:data-pilot-member table:name="758" table:display="false" table:show-details="true"/>
                <table:data-pilot-member table:name="759" table:display="false" table:show-details="true"/>
                <table:data-pilot-member table:name="760" table:display="false" table:show-details="true"/>
                <table:data-pilot-member table:name="761" table:display="false" table:show-details="true"/>
                <table:data-pilot-member table:name="762" table:display="false" table:show-details="true"/>
                <table:data-pilot-member table:name="763" table:display="false" table:show-details="true"/>
                <table:data-pilot-member table:name="764" table:display="false" table:show-details="true"/>
                <table:data-pilot-member table:name="765" table:display="false" table:show-details="true"/>
                <table:data-pilot-member table:name="766" table:display="false" table:show-details="true"/>
                <table:data-pilot-member table:name="767" table:display="false" table:show-details="true"/>
                <table:data-pilot-member table:name="768" table:display="false" table:show-details="true"/>
                <table:data-pilot-member table:name="769" table:display="false" table:show-details="true"/>
                <table:data-pilot-member table:name="770" table:display="false" table:show-details="true"/>
                <table:data-pilot-member table:name="771" table:display="false" table:show-details="true"/>
                <table:data-pilot-member table:name="772" table:display="false" table:show-details="true"/>
                <table:data-pilot-member table:name="773" table:display="false" table:show-details="true"/>
                <table:data-pilot-member table:name="774" table:display="false" table:show-details="true"/>
                <table:data-pilot-member table:name="775" table:display="false" table:show-details="true"/>
                <table:data-pilot-member table:name="776" table:display="false" table:show-details="true"/>
                <table:data-pilot-member table:name="777" table:display="false" table:show-details="true"/>
                <table:data-pilot-member table:name="778" table:display="false" table:show-details="true"/>
                <table:data-pilot-member table:name="779" table:display="false" table:show-details="true"/>
                <table:data-pilot-member table:name="780" table:display="false" table:show-details="true"/>
                <table:data-pilot-member table:name="781" table:display="false" table:show-details="true"/>
                <table:data-pilot-member table:name="782" table:display="false" table:show-details="true"/>
                <table:data-pilot-member table:name="783" table:display="false" table:show-details="true"/>
                <table:data-pilot-member table:name="784" table:display="false" table:show-details="true"/>
                <table:data-pilot-member table:name="785" table:display="false" table:show-details="true"/>
                <table:data-pilot-member table:name="786" table:display="false" table:show-details="true"/>
                <table:data-pilot-member table:name="787" table:display="false" table:show-details="true"/>
                <table:data-pilot-member table:name="788" table:display="false" table:show-details="true"/>
                <table:data-pilot-member table:name="789" table:display="false" table:show-details="true"/>
                <table:data-pilot-member table:name="790" table:display="false" table:show-details="true"/>
                <table:data-pilot-member table:name="791" table:display="false" table:show-details="true"/>
                <table:data-pilot-member table:name="792" table:display="false" table:show-details="true"/>
                <table:data-pilot-member table:name="793" table:display="false" table:show-details="true"/>
                <table:data-pilot-member table:name="794" table:display="false" table:show-details="true"/>
                <table:data-pilot-member table:name="795" table:display="false" table:show-details="true"/>
                <table:data-pilot-member table:name="796" table:display="false" table:show-details="true"/>
                <table:data-pilot-member table:name="797" table:display="false" table:show-details="true"/>
                <table:data-pilot-member table:name="798" table:display="false" table:show-details="true"/>
                <table:data-pilot-member table:name="799" table:display="false" table:show-details="true"/>
                <table:data-pilot-member table:name="800" table:display="false" table:show-details="true"/>
                <table:data-pilot-member table:name="801" table:display="false" table:show-details="true"/>
                <table:data-pilot-member table:name="802" table:display="false" table:show-details="true"/>
                <table:data-pilot-member table:name="803" table:display="false" table:show-details="true"/>
                <table:data-pilot-member table:name="804" table:display="false" table:show-details="true"/>
                <table:data-pilot-member table:name="805" table:display="false" table:show-details="true"/>
                <table:data-pilot-member table:name="806" table:display="false" table:show-details="true"/>
                <table:data-pilot-member table:name="807" table:display="false" table:show-details="true"/>
                <table:data-pilot-member table:name="808" table:display="false" table:show-details="true"/>
                <table:data-pilot-member table:name="809" table:display="false" table:show-details="true"/>
                <table:data-pilot-member table:name="810" table:display="false" table:show-details="true"/>
                <table:data-pilot-member table:name="811" table:display="false" table:show-details="true"/>
                <table:data-pilot-member table:name="812" table:display="false" table:show-details="true"/>
                <table:data-pilot-member table:name="813" table:display="false" table:show-details="true"/>
                <table:data-pilot-member table:name="814" table:display="false" table:show-details="true"/>
                <table:data-pilot-member table:name="815" table:display="false" table:show-details="true"/>
                <table:data-pilot-member table:name="816" table:display="false" table:show-details="true"/>
                <table:data-pilot-member table:name="817" table:display="false" table:show-details="true"/>
                <table:data-pilot-member table:name="818" table:display="false" table:show-details="true"/>
                <table:data-pilot-member table:name="819" table:display="false" table:show-details="true"/>
                <table:data-pilot-member table:name="820" table:display="false" table:show-details="true"/>
                <table:data-pilot-member table:name="821" table:display="false" table:show-details="true"/>
                <table:data-pilot-member table:name="822" table:display="false" table:show-details="true"/>
                <table:data-pilot-member table:name="823" table:display="false" table:show-details="true"/>
                <table:data-pilot-member table:name="824" table:display="false" table:show-details="true"/>
                <table:data-pilot-member table:name="825" table:display="false" table:show-details="true"/>
                <table:data-pilot-member table:name="826" table:display="false" table:show-details="true"/>
                <table:data-pilot-member table:name="827" table:display="false" table:show-details="true"/>
                <table:data-pilot-member table:name="828" table:display="false" table:show-details="true"/>
                <table:data-pilot-member table:name="829" table:display="false" table:show-details="true"/>
                <table:data-pilot-member table:name="830" table:display="false" table:show-details="true"/>
                <table:data-pilot-member table:name="831" table:display="false" table:show-details="true"/>
                <table:data-pilot-member table:name="832" table:display="false" table:show-details="true"/>
                <table:data-pilot-member table:name="833" table:display="false" table:show-details="true"/>
                <table:data-pilot-member table:name="834" table:display="false" table:show-details="true"/>
                <table:data-pilot-member table:name="835" table:display="false" table:show-details="true"/>
                <table:data-pilot-member table:name="836" table:display="false" table:show-details="true"/>
                <table:data-pilot-member table:name="837" table:display="false" table:show-details="true"/>
                <table:data-pilot-member table:name="838" table:display="false" table:show-details="true"/>
                <table:data-pilot-member table:name="839" table:display="false" table:show-details="true"/>
                <table:data-pilot-member table:name="840" table:display="false" table:show-details="true"/>
                <table:data-pilot-member table:name="841" table:display="false" table:show-details="true"/>
                <table:data-pilot-member table:name="842" table:display="false" table:show-details="true"/>
                <table:data-pilot-member table:name="843" table:display="false" table:show-details="true"/>
                <table:data-pilot-member table:name="844" table:display="false" table:show-details="true"/>
                <table:data-pilot-member table:name="845" table:display="false" table:show-details="true"/>
                <table:data-pilot-member table:name="846" table:display="false" table:show-details="true"/>
                <table:data-pilot-member table:name="847" table:display="false" table:show-details="true"/>
                <table:data-pilot-member table:name="848" table:display="false" table:show-details="true"/>
                <table:data-pilot-member table:name="849" table:display="false" table:show-details="true"/>
                <table:data-pilot-member table:name="850" table:display="false" table:show-details="true"/>
                <table:data-pilot-member table:name="851" table:display="false" table:show-details="true"/>
                <table:data-pilot-member table:name="852" table:display="false" table:show-details="true"/>
                <table:data-pilot-member table:name="853" table:display="false" table:show-details="true"/>
                <table:data-pilot-member table:name="854" table:display="false" table:show-details="true"/>
                <table:data-pilot-member table:name="855" table:display="false" table:show-details="true"/>
                <table:data-pilot-member table:name="856" table:display="false" table:show-details="true"/>
                <table:data-pilot-member table:name="857" table:display="false" table:show-details="true"/>
                <table:data-pilot-member table:name="858" table:display="false" table:show-details="true"/>
                <table:data-pilot-member table:name="859" table:display="false" table:show-details="true"/>
                <table:data-pilot-member table:name="860" table:display="false" table:show-details="true"/>
                <table:data-pilot-member table:name="861" table:display="false" table:show-details="true"/>
                <table:data-pilot-member table:name="862" table:display="false" table:show-details="true"/>
                <table:data-pilot-member table:name="863" table:display="false" table:show-details="true"/>
                <table:data-pilot-member table:name="864" table:display="false" table:show-details="true"/>
                <table:data-pilot-member table:name="865" table:display="false" table:show-details="true"/>
                <table:data-pilot-member table:name="866" table:display="false" table:show-details="true"/>
                <table:data-pilot-member table:name="867" table:display="false" table:show-details="true"/>
                <table:data-pilot-member table:name="868" table:display="false" table:show-details="true"/>
                <table:data-pilot-member table:name="869" table:display="false" table:show-details="true"/>
                <table:data-pilot-member table:name="870" table:display="false" table:show-details="true"/>
                <table:data-pilot-member table:name="871" table:display="false" table:show-details="true"/>
                <table:data-pilot-member table:name="872" table:display="false" table:show-details="true"/>
                <table:data-pilot-member table:name="873" table:display="false" table:show-details="true"/>
                <table:data-pilot-member table:name="874" table:display="false" table:show-details="true"/>
                <table:data-pilot-member table:name="875" table:display="false" table:show-details="true"/>
                <table:data-pilot-member table:name="876" table:display="false" table:show-details="true"/>
                <table:data-pilot-member table:name="877" table:display="false" table:show-details="true"/>
                <table:data-pilot-member table:name="878" table:display="false" table:show-details="true"/>
                <table:data-pilot-member table:name="879" table:display="false" table:show-details="true"/>
                <table:data-pilot-member table:name="880" table:display="false" table:show-details="true"/>
                <table:data-pilot-member table:name="881" table:display="false" table:show-details="true"/>
                <table:data-pilot-member table:name="882" table:display="false" table:show-details="true"/>
                <table:data-pilot-member table:name="883" table:display="false" table:show-details="true"/>
                <table:data-pilot-member table:name="884" table:display="false" table:show-details="true"/>
                <table:data-pilot-member table:name="885" table:display="false" table:show-details="true"/>
                <table:data-pilot-member table:name="886" table:display="false" table:show-details="true"/>
                <table:data-pilot-member table:name="887" table:display="false" table:show-details="true"/>
                <table:data-pilot-member table:name="888" table:display="false" table:show-details="true"/>
                <table:data-pilot-member table:name="889" table:display="false" table:show-details="true"/>
                <table:data-pilot-member table:name="890" table:display="false" table:show-details="true"/>
                <table:data-pilot-member table:name="891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4T06:43:56.332180863</dc:date>
    <meta:editing-duration>PT1H15M46S</meta:editing-duration>
    <meta:editing-cycles>1</meta:editing-cycles>
    <meta:document-statistic meta:table-count="2" meta:cell-count="11890" meta:object-count="0"/>
  </office:meta>
</office:document-meta>
</file>